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text:p text:style-name="P1"/>
      <text:p text:style-name="P1">•••</text:p>
      <text:p text:style-name="P1">Thursday 23rd of October 2025, 23:04, entry 516</text:p>
      <text:p text:style-name="P1">Performance is improving, but I want to do better. More awareness, more everything. And... To be stronger. I cannot wish for it. I have to make it true.</text:p>
      <text:p text:style-name="P1">Also... The act of writing everyday... Today felt good. The difference was, I think, the small choices. The small individual choices. They’re important.</text:p>
      <text:p text:style-name="P1">What do we do about tomorrow? Let me think. Do we wake up early to write or get more sleep?</text:p>
      <text:p text:style-name="P1">We write early. Because we’ll be tired when we come back.</text:p>
      <text:p text:style-name="P1">So, we have to wake up early. Going to sleep late feels wrong.</text:p>
      <text:p text:style-name="P1">And... One more thing about writing. It’s probably the kind of thing I’m rediscovering after a long time, but... It’s strange how ideas sound good in your head, and they’re not as good on paper. One more thing, about writing: the way I write. It is about “writing by writing”, in a way, but it’s a subtler concept.</text:p>
      <text:p text:style-name="P1">I divide things into clear steps: first, I figure out what I want to try. Then, I tunnel-vision on implementing it until I’m done. Afterwards, I evaluate it, I see if I like it. If not, back to either step one or two, depending on what I didn’t like.</text:p>
      <text:p text:style-name="P1">It’s a simple, straightforward process, in fact one could even say that it’s so fundamental that it’s not worth writing down. But for me, it is. I have to follow it diligently, because otherwise, I suffer from writer’s block. I have a tendency to skip and mix steps. I will think up two ideas I want to try and be unsure of which one to go for, then when I do go for one the other stays in the back of my mind, and I continuously second-guess my choice to go for this idea, while at the same time I try to start thinking up new ideas. In the meantime I don’t like what I’ve written so I try to come up with better ways to put it. It’s a mess, and it’s no wonder I get writer’s block.</text:p>
      <text:p text:style-name="P1">By clarifying the steps and focusing on them one by one, the process of writing becomes much more enjoyable. It truly does let me play around with ideas, this way. The first is usually the one that takes most time: my heart isn’t very talkative, so I have to propose ideas until something catches its attention. The key here is to come up with ideas I want to try, not good ideas. Things I want to try.</text:p>
      <text:p text:style-name="P1">Of course, this process isn’t a hard-rule. It’s a guideline, a framework. If a new exciting idea does pop up while I’m writing the current one, I will take the bait and follow the new lead. I’ll keep on trying it out, refining it. For now though, I think it’s a great improvement over “writing by writing”, it builds on it nicely.</text:p>
      <text:p text:style-name="P1">Alright, I’ll go to sleep now.</text:p>
      <text:p text:style-name="P1"/>
      <text:p text:style-name="P1">•••</text:p>
      <text:p text:style-name="P1">Saturday 25th of October 2025, 00:05, entry 517</text:p>
      <text:p text:style-name="P1">Today started off well, and it strengthened my belief in God. A lot of coincidences that just so happen to be convenient. There’s also the fact that I was able to wake up at the hour I wanted. And then there’s also the fact that the war with myself is over, and I am the victor. But if light shines on something, it casts a shadow too. I want to talk about that today.</text:p>
      <text:p text:style-name="P1">A couple weeks ago, I bought Ultrakill. Due to its lightweight nature, it can be played on Nixos no problem. And there’s also the fact that it has what I want from an action game. That is to say, action. But I suck at it, or I’m average at best.</text:p>
      <text:p text:style-name="P1">This introduction is too long-winded. Let’s get to the point: how you play games is how you live life, and I play games in an abysmal way, despite of all the fantasies I have otherwise.</text:p>
      <text:p text:style-name="P1">Here is an excerpt from today’s throwaway, in my failed <text:s text:c="1"/>attempt to break my Cybergrind record of wave 16:</text:p>
      <text:p text:style-name="P1">“Vengeance it is.</text:p>
      <text:p text:style-name="P1">Try not to disappoint me this time. And in the high likelihgood that you do, abort and analyse. Well, we’ll need to analyse regardless. You get one chance. One. Don’t fuck it up.g</text:p>
      <text:p text:style-name="P1"/>
      <text:p text:style-name="P1">Well this is fucking humiliating.</text:p>
      <text:p text:style-name="P1">The way we approach the game... We’re not trying to evolve, are we? We keep on doing the same stuff.</text:p>
      <text:p text:style-name="P1">there are multiple flaws in our game. The most blatant one is our aim, and it can only improve by trial and error. Training with the purpose to improve our aim, in real circumstances. In other words, actively figure out what’s wrong with our aim and fix it.</text:p>
      <text:p text:style-name="P1">Secondly, there’s our stubbornness. We are fixated on certain weapons and strategies when evolution and change would be better.</text:p>
      <text:p text:style-name="P1">Then there’s our decision-making. We lack situational awareness, and as a consequence we make and enact flawed plans. This must also be countered by actively doing our best. Very actively. We, are passive. We do not even realise it, but we’re passive: we let happenstance build a strategy for us and then fully focus on enacting it. That’s not good. We have to actively build plans and update our strategy as we go.”</text:p>
      <text:p text:style-name="P1">It follows multiple attempts of today, most of them being disappointing. The last one in particular I just dashed off the map early, hence the humiliation.</text:p>
      <text:p text:style-name="P1">We’re passive. We live life allowing it to build a strategy for us, and trying to make it work. I see, that’s indeed how our routines are built. Although, there is a mix of ambition in them, otherwise we wouldn’t be failing so damn hard at following it.</text:p>
      <text:p text:style-name="P1">However, I won’t have time to study this topic.</text:p>
      <text:p text:style-name="P1">Instead, I’ll merely present another one: did you know that I can be extremely vengeful? Extremely cruel. In my day to day life I try to be as kind as possible, but it seems my potential cruelty grows proportionally with my shown kindness. And since the nightfront’s been calm lately, I have no occasions to learn to control my darker emotions. Which is a good thing, mind you. I’d rather learn to control them in a controlled environment than risk failing to do so in a place where consequences exist.</text:p>
      <text:p text:style-name="P1">Anyway, that’s all I have the time to mention. I have to go now, see you tomorrow.</text:p>
      <text:p text:style-name="P1"/>
      <text:p text:style-name="P1">•••</text:p>
      <text:p text:style-name="P1">Saturday 25th of October 2025, 22:46, entry 518</text:p>
      <text:p text:style-name="P1">I have an entire world to say. A long story of trial and error, and oh the errors. The only way forward is forward. I have a long story I want to tell. The best way to tell it is to improve as a person. Who I am is how I write, after all. And, I want to do my best, in spite of my shortcomings. So, sorry, and see you.</text:p>
      <text:p text:style-name="P1"/>
      <text:p text:style-name="P1">•••</text:p>
      <text:p text:style-name="P1">Sunday 26th of October 2025, 20:49, entry 519</text:p>
      <text:p text:style-name="P1">I owe R a long-overdue apology. You might be a bitch to learn but, as someone who has matured as a programmer over the past year and a half, this first glance is all I need to recognise your power and versatility.</text:p>
      <text:p text:style-name="P1">Putting that aside though, I’m much more of a problem than I want. I’m too inconsistent, I’m too volatile. I’m doing better than in the past, but I don’t do anywhere nearly as well as in my ideals.</text:p>
      <text:p text:style-name="P1">But, there isn’t really much I can do about it. In the sense that I can only trust in the process, for now, and keep on growing slowly. For the time being, nothing new on the western front.</text:p>
      <text:p text:style-name="P1">Ah, although that very long war with myself and my demons ended, I can never let my guard down. The only way for peace to be eternal is for there to be no one to wage wars. I have failed in the past, and I may yet fail in the future. I must take nothing for granted.</text:p>
      <text:p text:style-name="P1">But now that we have time... Shall we talk more about that period of time?</text:p>
      <text:p text:style-name="P1">Two weeks and a half fighting my own demons. Some do so for a lifetime.</text:p>
      <text:p text:style-name="P1"/>
      <text:p text:style-name="P1">Hey. Let’s stop this.</text:p>
      <text:p text:style-name="P1">How do I put this... My instincts are telling me that this approach is wrong. In the long term, it won’t lead me anywhere, it won’t lead to any growth.</text:p>
      <text:p text:style-name="P1">I’ve been becoming a lot more instinctive. I’m learning to lean into them. Almost like... Taking pattern recognition to the extreme. That’s what I’m trying to do. I’m trying to take pattern recognition to its extreme. And to do that I’m hunting for those extremely quiet whispers from my instincts... Those tiny feelings, emotions, voices that would require introspection to be fully understood... It’s like I only get to graze something, and I have to guess what it is.</text:p>
      <text:p text:style-name="P1">So, I believe my instincts are telling me that the approach I was about to undertake, as well as the current approach, are not it. They won’t lead anywhere.</text:p>
      <text:p text:style-name="P1"/>
      <text:p text:style-name="P1">Then, what do we talk about?</text:p>
      <text:p text:style-name="P1">Today. You were mentioning you felt fickle, right? Let’s get to the bottom of that.</text:p>
      <text:p text:style-name="P1">The main issue is performance. The main culprit are excuses, and... Sure, I do want to understand how the suspects achieved their malicious act, but I want to ascertain the identity of the culprit. Culprits. Tell me, what happened?</text:p>
      <text:p text:style-name="P1">First of all, there’s the morning: I felt I had more time than usual, so I thought it would be fine to be wasteful, to be... More relaxed. Tha twas a trap, and I fell right into it. Sure, there was more time, but because I became complacent for it, The additional time was wasted, completely.</text:p>
      <text:p text:style-name="P1">Then, there’s the afternoon. What was wrong with it?</text:p>
      <text:p text:style-name="P1">Oh, before the afternoon, there’s something you did well in my opinion, and that was to stick to the schedule in spite of previous plans we’d made on the fly.</text:p>
      <text:p text:style-name="P1">Alright, the afternoon. I see, lack of organisation coupled with the attention-trap that’s YT. It devoured our time because we allowed it to. Because I lacked the will to make things otherwise.</text:p>
      <text:p text:style-name="P1">Lack of organisation. Or rather, of purpose and organisation. We need to know exactly what we’re going to do, and then we can focus on finding the strength to do it.</text:p>
      <text:p text:style-name="P1"/>
      <text:p text:style-name="P1">そして。 Writing. I want to become infatuated with it. To think about it all the time.</text:p>
      <text:p text:style-name="P1">We’ll keep going down this path. We’ll keep believing it will lead us where we want it to. That’s all I have to say for today.</text:p>
      <text:p text:style-name="P1">Not.</text:p>
      <text:p text:style-name="P1">Details. I’m... I’m being lazy with them. Because I’m not recognising my current mental state, I’m unable to see the flaws in my behaviour w.r.t. the objective of growth. In other words, I’m being lazy.</text:p>
      <text:p text:style-name="P1">There’s more I could talk about, so let’s verify this properly: have i talked about everything?</text:p>
      <text:p text:style-name="P1">I should mention that I’m not giving myself enough time to myself. I... That’s right, I have to learn how to talk with myself. That’s very important. I recognise that my attention span is too short, that I jump between subjects too often. This naturally leads me away from talking to myself. But is tha treally what I need?</text:p>
      <text:p text:style-name="P1">It feels wrong. We’ve explored this in the past and it wasn’t it. Not exactly.</text:p>
      <text:p text:style-name="P1">What is “it” then?</text:p>
      <text:p text:style-name="P1">The better question is “what should we think about when we’re alone with our thoughts?”</text:p>
      <text:p text:style-name="P1">No, even better, “how should we think?”</text:p>
      <text:p text:style-name="P1">That question’s greatest strength is also what makes it so difficult to answer: its response space is extremely vast.</text:p>
      <text:p text:style-name="P1">How should I think... I see, it’s also the type of question whose answer cannot be squeezed into a single memorable sentence easily, isn’t it?</text:p>
      <text:p text:style-name="P1">We’ll have to learn the answer: we can only answer through action and case-by-case for the time being; we have to ask ourselves “what would our ideal self think of, right now?”</text:p>
      <text:p text:style-name="P1">Nice choice, I like it. Now let’s see how long it takes us to forget it. Of course, ideally it’s integrated so seamlessly we won’t even notice, but realistically we’ll forget. Do prove me wrong.</text:p>
      <text:p text:style-name="P1">At the same time, I believe the lack of fanfare and the seeming unimportance of this discovery are deceptive. This... Is probably an important development. A big step forward... If, we don’t forget.</text:p>
      <text:p text:style-name="P1">You’re right. Let’s not forget.</text:p>
      <text:p text:style-name="P1">Any help on your part? Visual clues, associations? Let’s see.</text:p>
      <text:p text:style-name="P1">That’s the best I can do. See you tomorrow.</text:p>
      <text:p text:style-name="P1"/>
      <text:p text:style-name="P1"/>
      <text:p text:style-name="P1">•••</text:p>
      <text:p text:style-name="P1">Tuesday 28th of October 2025, 00:13, entry 520</text:p>
      <text:p text:style-name="P1">I’m angry. And I’ll attempt something new. Since, in the short term, I can afford to do this, I will spend the next few days writing. I’ll attempt to fall in love with writing. Why? Because... That’s the last card I know to play. I... Don’t know what to do anymore, I don’t know what I should do to make myself more disciplined. So, I’ll resort to this. I’ll write. I’ll do my best to fall in love with writing. I... Just like three years ago. It began somewhat like this, didn’t it? Well, yeah, except, was it later than this? When we’d decided to enter that writing contest, when we wrote a full story for the first time, and when we first learned of the magic of writing. Yeah, it was about this time, three years ago. Here’s to a repeat, but with more discipline. Live.</text:p>
      <text:p text:style-name="P1"/>
      <text:p text:style-name="P1">•••</text:p>
      <text:p text:style-name="P1">Tuesday 28th of October 2025, 23:30, entry 521</text:p>
      <text:p text:style-name="P1">So... Should I talk about it? I think the best choice is not to. In any case, as a hint... Hm... No hints. It’s just, it is as Raden said once: you shouldn’t underestimate the impact other people’s feelings have on you.</text:p>
      <text:p text:style-name="P1">Still... Putting the seriousness of this aside, I’m... Almost disappointed in myself. What should I do? The only thing I can do is show a tiny bit of support. Should I just go to sleep? What should I do?</text:p>
      <text:p text:style-name="P1">What should I do, indeed... What would my ideal self do. I don’t know. This feels much like writing. I don’t know, so I have to explore ideas, and try them out.</text:p>
      <text:p text:style-name="P1"/>
      <text:p text:style-name="P1">I’ve decided. Also, there’s something else I want to talk about. How many times have I made this realisation I wonder? I don’t know, and I don’t particularly care. However, I believe I now know what the source of the anger and frustration I displayed in the past few days is. I believe that a very important piece that’s missing from my puzzle is patience. I lack patience, don’t I? Every time I think about that, I get calmer, almost serene. No, I do feel serene. Patience, one of the keys to self-control, huh?</text:p>
      <text:p text:style-name="P1">For some reason, I believe it’s one of my strong suits actually. One of the few things I’ve had since childhood. Good, whether that belief ids correct or not, I know keeping it will be good. Now, it’s just a matter of applying this belief to this entire growth process. 余裕。</text:p>
      <text:p text:style-name="P1">それはどうかな。。。</text:p>
      <text:p text:style-name="P1">Time will tell. For the time being, let’s be patient. See you.</text:p>
      <text:p text:style-name="P1"/>
      <text:p text:style-name="P1">•••</text:p>
      <text:p text:style-name="P1">Wednesday 29th of October 2025, 23:37, entry 522</text:p>
      <text:p text:style-name="P1">I wonder what I’m waiting for. I know what I have to do, and, my self-awareness is increasing with every failure to capitalise on it. Failures aren’t strictly necessary though. So, I wonder what I’m waiting for?</text:p>
      <text:p text:style-name="P1">Oh, it’s not that I’m waiting. It’s that I have to put two and two together. Or rather, I have to... Just do my best. I should have all the tools to do whatever I want now, I think? Well, my thinking is probably wrong, but the best way to find out how is by doing. And the problem is I’m not doing. And I don’t know why. This isn’t a burnout. It’s more like... I’m caught in a cycle? Maybe. But, well, breaking out is simple. I wonder whether it’s easy though.</text:p>
      <text:p text:style-name="P1">Let’s try and break out. And, stay out. I can see how easy it is to fall in this vicious cycle. See you.</text:p>
      <text:p text:style-name="P1"/>
      <text:p text:style-name="P1">•••</text:p>
      <text:p text:style-name="P1">Thursday 30th of October 2025, 21:25, entry 523</text:p>
      <text:p text:style-name="P1">My head hurts. But it can be endured easily. My heart hurts. The pain is a lot less, but... I guess it’s a lot more important. Let’s go to sleep.</text:p>
      <text:p text:style-name="P1"/>
      <text:p text:style-name="P1">•••</text:p>
      <text:p text:style-name="P1">Friday 31st of October 2025, 21:04, entry 524</text:p>
      <text:p text:style-name="P1">I’m at war with myself, but this is different from the war against my demons. This one is... All me. No, that’s no different from the previous one. There’s something unique to it. I’m... What? I’m trying to follow my routine and failing, but feel like I shouldn’t be failing, like... There’s no reason I should be failing, like I have all the tools I need. And so, it’s strange, to fail. It’s hard to describe.</text:p>
      <text:p text:style-name="P1">Ah... I see... No wonder I couldn’t understand this feeling, it needed some looking at. There’s a feeling of inevitability. It’s that blind confidence again. Somewhere deep within, I feel that success is inevitable, that soon, I’ll control myself. These failures do not frustrate me because I’ve come to know I should be patient, and this process is little more than the final attempts I make before finally clearing a hard boss. Being myself, I won’t be satisfied until I consistently clear this boss fight, and that’s perfectly fine too.</text:p>
      <text:p text:style-name="P1">Self-mastery, one step at a time.</text:p>
      <text:p text:style-name="P1">Let’s wind down and go to sleep.</text:p>
      <text:p text:style-name="P1"/>
      <text:p text:style-name="P1">•••</text:p>
      <text:p text:style-name="P1">Sunday 2nd of November 2025, 01:44, entry 525</text:p>
      <text:p text:style-name="P1">I don’t know why I don’t do as I intend to. Action.</text:p>
      <text:p text:style-name="P1">At the same time, it’s unwise to just tell myself to do without thinking, without caring.</text:p>
      <text:p text:style-name="P1">Rest... Proper rest, the real thing, not... Numbing our brain with content. In video games, patience is good but insufficient. It must be accompanied by earnestness. That would entail learning the patterns and making use of them. To figure out what we must do in order to accomplish what we set out to do.</text:p>
      <text:p text:style-name="P1">Is my goal wrong in the first place?</text:p>
      <text:p text:style-name="P1">Not the final one, but, the medium-term one, that is, discipline.</text:p>
      <text:p text:style-name="P1">I don’t think so. I think it’s just exceedingly hard to accomplish.</text:p>
      <text:p text:style-name="P1">Now, let’s skip the introductions. There’s something I noticed today more so than ever: for all you say, you really do let the circumstances dictate your actions.</text:p>
      <text:p text:style-name="P1">I let the circumstances dictate my actions... I let them become excuses. And this becomes a vicious loop, and I find myself trapped in this mental prison made up of excuses.</text:p>
      <text:p text:style-name="P1">The counterpoint is not to dictate the circumstances. It’s to ignore them. If we can’t ignore the circumstances, then we’ll ignore them. We won’t allow them to become excuses. We simply and fully focus on what we have to do. If becoming crazy is our only option, then so be it. We’ll go with it.</text:p>
      <text:p text:style-name="P1">そもそも、普通な人は普通のことしか出来ね。</text:p>
      <text:p text:style-name="P1">It’s not that we’ll become crazy. We’ll still be perfectly sane. We’ll simply stop being a normal person.</text:p>
      <text:p text:style-name="P1">I see. Very well. Let’s give this a try.</text:p>
      <text:p text:style-name="P1"/>
      <text:p text:style-name="P1">•••</text:p>
      <text:p text:style-name="P1">Sunday 2nd of November 2025, 21:43, entry 526</text:p>
      <text:p text:style-name="P1">More of this, but better. Much better. We maintain patience, and do not forget all the lessons we’ve learned until now. Maximise objectivity in our choices. Ignore circumstances in favour of discipline. Increase ruthlessness. The target of the ruthlessness mustn’t only be others. Its main target should be you.</text:p>
      <text:p text:style-name="P1">Good night.</text:p>
      <text:p text:style-name="P1"/>
      <text:p text:style-name="P1">•••</text:p>
      <text:p text:style-name="P1">Monday 3rd of November 2025, 22:24, entry 527</text:p>
      <text:p text:style-name="P1">Not bad, but not good. More. I can do more. I have to do more. I can do better, I have to do better. I have to be willing to die for my dreams, I have to be crazy for this shit. I have to want vengeance on this twisted game.</text:p>
      <text:p text:style-name="P1"/>
      <text:p text:style-name="P1">•••</text:p>
      <text:p text:style-name="P1">Tuesday 4th of November 2025, 22:14, entry 528</text:p>
      <text:p text:style-name="P1">Nope, this isn’t it. More ruthless, more merciless, especially towards myself. I’m too soft. Far too soft to get anywhere. I have to enforce discipline.</text:p>
      <text:p text:style-name="P1">Shit... But, this isn’t the wrong path. However, I’m always staying in my comfort zone. The growth I seek is outside of that. It’s outside of my comfort zone.</text:p>
      <text:p text:style-name="P1"/>
      <text:p text:style-name="P1">•••</text:p>
      <text:p text:style-name="P1">Wednesday 5th of November 2025, 23:00, entry 529</text:p>
      <text:p text:style-name="P1">I wonder what this is. Some moments I do well, and the next I don’t.</text:p>
      <text:p text:style-name="P1">Sometimes I get disciplined, but then I give in to... To my emotions? To my wants?</text:p>
      <text:p text:style-name="P1">I see, very interesting.</text:p>
      <text:p text:style-name="P1">Shit, it happened just now.</text:p>
      <text:p text:style-name="P1">Let me guess. Discipline is the only solution, huh? Discipline, and a sense of purpose, of what we need to do.</text:p>
      <text:p text:style-name="P1">And then, a ruthless sense of action.</text:p>
      <text:p text:style-name="P1">But before we leave, I want to delve further into this, into what you do, into what’s gotten into us.</text:p>
      <text:p text:style-name="P1">Do androids dream of electric sheep? I do not know, but what I do know is that some of them have access to a box that can regulate their emotions at the touch of a button. I forget the name of that machinery, but it is not lost on me that, throughout much of my day, I do the exact same thing, only with the help of content.</text:p>
      <text:p text:style-name="P1">I want to explore this act, and its impact on us.</text:p>
      <text:p text:style-name="P1">Since the focus is ourselves, do spare me the generalisations.</text:p>
      <text:p text:style-name="P1">Alright. Let’s be honest here: the goal is to logically arrive to the conclusion “yup, I shouldn’t do this,” in a convincing manner. While wanting this outcome is, instinctively, a good enough reason to enforce it, I want to give myself actual reasons not to.</text:p>
      <text:p text:style-name="P1">However, I must also be objective. If, in spite of my goal, I reach the conclusion that what I’m doing is perfectly fine, then we must not oppose it. Fairness and objectiveness are essential pillars for what makes my ideal self, and I won’t have you break them so blatantly.</text:p>
      <text:p text:style-name="P1">Now then. To get more specific, what I really do is watch clips or Hololive streams, according to my mood. Lately, I’ve had another Nepolabo boom: I love their atmosphere, how they are with one another, and I bask in it at will. Thing is, this holds true for a very wide variety of positive feelings and emotions: by watching this or that other thing, I can essentially control my emotions.</text:p>
      <text:p text:style-name="P1">And... What do humans want more than to live in peace and happiness with nothing to worry about?</text:p>
      <text:p text:style-name="P1">Now is when one could think: “okay, what’s wrong with pressing that button to feel good when I want to, then?”</text:p>
      <text:p text:style-name="P1">And the answer is multi-layered.</text:p>
      <text:p text:style-name="P1">I currently identify 3 types of consequences:</text:p>
      <text:p text:style-name="P1">1. Immediate consequence</text:p>
      <text:p text:style-name="P1">2. Long term consequence</text:p>
      <text:p text:style-name="P1">3. Environmental consequence</text:p>
      <text:p text:style-name="P1">The first one is the one we suffer from the most, currently: not only does this act kill our motivation, it also takes away our immediate time. The first point comes from the fact that positive emotions in general are supposed to be earned, they’re a reward for putting yourself in a good situation. But what if you get the reward without needing to do any work? It kills your motivation.</text:p>
      <text:p text:style-name="P1">I see, I misjudged, this is also part of the long term consequences. And in fact, it ties directly into environmental consequences too. No matter. The fact remains that mindlessly pressing the feel-good button disrupts the well-being of our motivation and drive. After all, if you can get rewards without working, you sure as hell won’t feel great when you put in a lot of work, but that work will pay off only in the distant future.</text:p>
      <text:p text:style-name="P1">The second point comes from the fact that when you feel good, and you can keep on feeling good, why would you stop? Especially for someone like us who still has a weak sense of purpose, this is an excellent recipe for losing time.</text:p>
      <text:p text:style-name="P1">Now, let’s move to the long term consequences. This one is more unclear, and harder to observe. As of right now, it’s rather closer to a belief than a theory, and it is as follows: by continuously pressing the feel-good button at every whim, we’re building a habit, we’re rewiring our brain to feel good at the press of a button. これを続くとだめな人間になる。 I can feel it. The future that stems from this. It is one of stagnation. One where we’re stuck where we are. このフィールグッドボタンは人を脆くさせる。 It renders them weak, feeble. It fosters comfort, after all. How much growth do you expect from someone who dives into their comfort zone at the first sign of difficulty?</text:p>
      <text:p text:style-name="P1">This consumerism will be the end of me and my dreams.</text:p>
      <text:p text:style-name="P1">Finally, there’s the environmental consequences. This might surprise you, but we don’t leave in the garden of Eden. In this world, if you want to eat, have a roof over your head, and afford even only the bar necessities, you gotta pay up. But you... Currently, you’re a parasite. Someone’s paying for you. And you will stay a parasite if you don’t do something soon. And guess what will incentivise us to stay a parasite?</text:p>
      <text:p text:style-name="P1">That’s right, this feel-good button. Until you start pulling your own weight and more, you’re making someone else pull your weight. Never forget that. <text:span text:style-name="T1">They</text:span> pay <text:span text:style-name="T1">your </text:span>price.</text:p>
      <text:p text:style-name="P1"/>
      <text:p text:style-name="P1">Alright. Good, let’s sum it up then.</text:p>
      <text:p text:style-name="P1">I propose the following reasons for not giving in to my whims and dial about for new emotions:</text:p>
      <text:p text:style-name="P1">1. It kills my motivation and wastes my time</text:p>
      <text:p text:style-name="P1">2. It weakens me mentally, and it will keep me that way</text:p>
      <text:p text:style-name="P1">3. Its impact is more than just me, it puts a burden on others</text:p>
      <text:p text:style-name="P1"/>
      <text:p text:style-name="P1">I deem these points valid, although I admit that my current mental capacities are hindered by lack of perspective and fatigue. Nevertheless, after submitting the above to LLMs and receiving their feedback, I conclude there’s at least a degree of reason in these points.</text:p>
      <text:p text:style-name="P1">I must remember that emotional regulation isn’t inherently a bad thing, and that it can be used to positive ends, as we’ve done ourselves in the past with music and inspiration.</text:p>
      <text:p text:style-name="P1">The best course of action is then to consume moderately, and as a reward for working hard or achieving something. In other words, presses of that button must be earned. And as for the amount of time spent on the reward, I can’t build an exact rule that covers every case, but I can entrust that choice to you. I can leave you to be enforce discipline upon yourself. In fact, I believe I should do exactly that; though we risk failing sometimes, if we learn to moderate our “rewards” ourselves, case-by-case, I would be very happy with you.</text:p>
      <text:p text:style-name="P1">All right, that’ll be all.</text:p>
      <text:p text:style-name="P1"/>
      <text:p text:style-name="P1">...Phew... Been a long while since we did this type of analysis. Hopefully, this helps us. The question is: was this the only thing killing our motivation? Was this the only reason why we felt so... unproductive, unmotivated, lately? Probably not, but we’ll catch those reasons one at a time, and we’ll dissect them just like today. It’s late now, let’s go to sleep. And, do get up early, despite how late it is.</text:p>
      <text:p text:style-name="P1"/>
      <text:p text:style-name="P1">•••</text:p>
      <text:p text:style-name="P1">Friday 7th of November 2025, 00:35, entry 530</text:p>
      <text:p text:style-name="P1">I got greedy. I thought I could finish a certain work by staying awake. But my brain is... It needs rest, I know that much. I’ll give it that rest.</text:p>
      <text:p text:style-name="P1"/>
      <text:p text:style-name="P1">•••</text:p>
      <text:p text:style-name="P1">Friday 7th of November 2025, 22:52, entry 531</text:p>
      <text:p text:style-name="P1">Better, we’re improving. Tough love. Love is what we’re missing. We’re not understanding, we’re not making ourselves understand that the sacrifices are necessary to become who we want to become. Still, we’re on the right path, and we must continue down it. We’re putting in more hours, we’re more aware, and we’re gaining confidence. Confidence is something I’ll have to talk about one day. For the time being though, let’s go to sleep.</text:p>
      <text:p text:style-name="P1"/>
      <text:p text:style-name="P1">•••</text:p>
      <text:p text:style-name="P1">Saturday 8th of November 2025, 23:31, entry 532</text:p>
      <text:p text:style-name="P1">The question that came to mind instinctively was “What is life?” But that’s not really what I meant, what I... Felt. This feeling poses a slightly different question: “What should my life look like?”</text:p>
      <text:p text:style-name="P1">I think I should take every day more seriously, like it’s game seven. Train like you fight, fight like you train...</text:p>
      <text:p text:style-name="P1">Every time I open my eyes in the morning is an opportunity to do better than yesterday, or if not, then at least to do my best. I think I should take life seriously, on the daily, instead of cruising through it. To fight through the fatigue like I’m fighting for my life, like I’m fighting for my future. Because... That’s what it really is.</text:p>
      <text:p text:style-name="P1">Who I want to be... A master of this game of life, a master of the self.</text:p>
      <text:p text:style-name="P1">I also believe that fatigue is currently the main factor for which I do not enact my ideal routine. For one reason or another, I’m always too mentally fatigued or busy to enforce discipline by design, and I have to resort to the force of will of a tired brain. Which, don’t get me wrong, is a fight I expect myself to learn to win, but it’s also a fight I expect to forego, to not need in the future. A future where I pinpoint and resolve the root causes of the fatigue. But before that, something tells me it is wise and best to learn to deal with the symptoms first. My instincts tell me doing so will teach me strength. The wisdom and planning of dealing with the root will then be easier, almost mechanical.</text:p>
      <text:p text:style-name="P1">But fighting through fatigue isn’t easy. And, ironically, the only way to get stronger in this case is to be stronger. The only way to learn to fight through the fatigue is to fight through the fatigue. I see, that’s where the mental strengthening happens, that’s where my earlier instinct came from. Very well, I take on this challenge, and I take life more seriously from now on.</text:p>
      <text:p text:style-name="P1">After all, whether I truly believe it or not, I’ve always said that the best way to enjoy a game is to play it to the fullest of my abilities. Let’s go and be try-hards at life. See you tomorrow.</text:p>
      <text:p text:style-name="P1"/>
      <text:p text:style-name="P1">•••</text:p>
      <text:p text:style-name="P1">Monday 10th of November 2025, 00:03, entry 533</text:p>
      <text:p text:style-name="P1">What’s happening is very simple: I exaggerate my failures. I make them bigger than they really are. I make them into much more of a deal than they really are. This relic of times when I thought self-flagellation was harmless leads to catastrophic consequences. It binds me, and at the same time I don’t make an effort to look at the bigger picture either. I’m always stuck in the moment.</text:p>
      <text:p text:style-name="P1">There’s also the potential problem that my learning rate is too high. When training a model, the learning rate is usually kept very low, thanks in part to the high number of training steps, but mainly to avoid missing the mark and jump around it for eternity. It’s not unusual to see alpha at around 0.001. In my case, perhaps something similar holds true. I’m being too reactive to every single mistake, every single lesson. I shouldn’t be piling up lessons, they should consolidate into some few core lessons, that’s what I believe. A few core ideas to drive my daily decision-making process.</text:p>
      <text:p text:style-name="P1">And those core ideas... Would be values? Principles? Are values and principles at the base of good decision-making? Aren’t there a lot of other building blocks? Not really, just, common sense and patterns, which can be either learned or studied. To let my values and principles drive my decision-making... This does sound like it will result in wiser moves.</text:p>
      <text:p text:style-name="P1">I’ll have to continue to patiently grow, I have to be patient in this long process of trial and error. I can only hope that this will result in a good future. I can only hope so. I still have so many flaws I barely even recognise. Some times, I’m conceited. Under certain circumstances, and I’m not sure which. I’m still so blind. But knowing myself, the only thing I can do is patiently continue this process, in the beliefs that it will lead me where I want to be.</text:p>
      <text:p text:style-name="P1">I have to keep things simple. I have to focus on simplicity.</text:p>
      <text:p text:style-name="P1"/>
      <text:p text:style-name="P1">•••</text:p>
      <text:p text:style-name="P1">Monday 10th of November 2025, 21:37, entry 534</text:p>
      <text:p text:style-name="P1">To go simpler. To focus on the basics. That’s what I’ll do. Focus on making fundamentally sound decisions. Also, the nightfront. I have... Am I accumulating stories for it? No, I just don’t write them down. This one is hard to explain anyway, and it relies on little more than my personal, highly subjective interpretation of matters. Plus, I lack so much data it’s not funny.</text:p>
      <text:p text:style-name="P1">What even is life... What the fuck is going on on this Earth that I’m not aware of? I just know there’s so much more to this world than meets this eye, it’s just that I wouldn’t mind being privy on a few of those things, you know? Whatever, let’s end this here for now. And, let’s re-stabilise our mind, reset ourselves into a more objective state of mind. See you tomorrow... Is something I used to write so easily. And yet, nothing guarantees me that there will be a tomorrow. I’ve read so many reports of young people passing away lately, and I’ve seen opinions of people being glad for opening their eyes in the morning... Tomorrow isn’t something I can take for granted, but should I have one, I’ll see you then.</text:p>
      <text:p text:style-name="P1"/>
      <text:p text:style-name="P1">•••</text:p>
      <text:p text:style-name="P1">Wednesday 12th of November 2025, 00:02, entry 535</text:p>
      <text:p text:style-name="P1">More. More of this. And better. I know you can do better. Truer to self, and more disciplined. This is the way, and we must do better.</text:p>
      <text:p text:style-name="P1"/>
      <text:p text:style-name="P1">•••</text:p>
      <text:p text:style-name="P1">Wednesday 12th of November 2025, 23:40, entry 536</text:p>
      <text:p text:style-name="P1">Much of what I want to say has been written in the two new files. The why’s and why not’s of masturbation. The game of life.</text:p>
      <text:p text:style-name="P1">Let’s summarise them real quick.</text:p>
      <text:p text:style-name="P1">I don’t have a good reason to not masturbate. But I do have a bad one. I don’t have a logical reason, but I do have an emotional one. My instincts tell me not to, and I think it’s uncool. That’s my reason. Or reasons, I guess. They may not be strong, but they’re true, and I can build no stronger foundation than the truth. Whatever I make of these reasons, I shall see. But there they are.</text:p>
      <text:p text:style-name="P1">And then there’s the game of life. It’s a game, and I want to master it. Much like how Jordan played basketball to the very best of his abilities, I want to leave everything on the court to. It’s not for the sake of a peaceful death, but when my time does come, I want to go to sleep with a smile. I want to enjoy this game. I want to wake up everyday being grateful to open my eyes, and excited for the new day, the new match.</text:p>
      <text:p text:style-name="P1">I’m glad that not only some domains of mastery aren’t mutually exclusive, they’re even symbiotic. Let’s go to sleep. If we wake up, we’ll... I want to see what you’ll do. And I want you to keep on being patient.</text:p>
      <text:p text:style-name="P1"/>
      <text:p text:style-name="P1">•••</text:p>
      <text:p text:style-name="P1">Thursday 13th of November 2025, 20:59, entry 537</text:p>
      <text:p text:style-name="P1">Today is representative of my average performance, in all aspects except for one: vision. My awareness is improving. But I seek to improve. I seek the dominance MJ had on the court, I want to transpose it to this game of life. It began tonight, with the nightfront. Truth is, I’m tired. I lack sleep, because... I lack too much data too come up with a theory, so I’ll give you the facts.</text:p>
      <text:p text:style-name="P1">For some time now, one every two to three nights, I wake up to the sound of my keyboard being tapped. The sound is easily recognisable, like many pricier keyboards are, and it’s a rhythmical tap of my spacebar specifically. Needless to say, the lights are all off, my computer is shut down, and there should be no one on my chair, tapping my keyboard.</text:p>
      <text:p text:style-name="P1">Now, given my past experiences, and given how I’ve shaped my beliefs around my past experiences, the first time that this happened, more than anything, it excited me. But I did stay put. To see what it would lead to, if anything. It leads to nightmares. So, when I heard this tap again, yesternight, I was tempted to answer with a rhythmical tap of my own... But, ever since I watched Gurren Lagann, crossing one’s arms with full confidence just looked so cool to me. It was something to clearly signal that I was awake, all the while respecting the... Privacy, of whatever was using my keyboard without my permission. You’ll understand this point more if we go back to the very root of the nightfront, its very beginning. Imagine a nightmare where a demon disguised as a bald monk drags you down to hell because “You’ve seen something you shouldn’t have”, and ever since you’ve had nothing but nightmares and strange experiences every night. Well, to be perfectly clear, a first strange experience preceded the nightmares, and that strange experience was probably that something I shouldn’t have seen.</text:p>
      <text:p text:style-name="P1">Anyway, putting all that aside, it felt good to command silence, and to do it so blatantly. A feeling that was renewed every so often, when time would go on and I would go back to a more comfortable position, and the tapping would commence again. In exchange though, my sleep was interrupted. My sleep now gets very easily interrupted. You have a tendency to become alert, when strange things keep happening to you while you sleep. But this is part of the game. This is all part of the game. Shit happens, shit will always happen, what matters is how you react to it.</text:p>
      <text:p text:style-name="P1">MJ and Kobe have played games on no sleep. Those motherfuckers. A little fatigue is nothing. They could do that, I have done that, and I will do it as long as necessary. Still, I must improve. Gumption is what I lack, decisiveness is what I must work on.</text:p>
      <text:p text:style-name="P1"/>
      <text:p text:style-name="P1">•••</text:p>
      <text:p text:style-name="P1">Saturday 15th of November 2025, 00:17, entry 538</text:p>
      <text:p text:style-name="P1">Am I sinking? Maybe. Maybe I’m just sinking myself. We’ll see.</text:p>
      <text:p text:style-name="P1"/>
      <text:p text:style-name="P1">•••</text:p>
      <text:p text:style-name="P1">Saturday 15th of November 2025, 22:23, entry 539</text:p>
      <text:p text:style-name="P1">Today is of little importance, relative to yesterday. No, that’s not it. It’s more like... Today is a response to yesterday, but an incomplete one. So what happened yesterday? In one word, collapse. Catastrophic collapse. It started fairly normally, but then in the afternoon, I failed to do things I’d set out to do, I’d failed to follow a schedule, and this was due mainly to lack of sleep. But, likely because all my failures compounded, this singular failure slowly snowballed into something bigger. This was the straw that broke the camel’s back. Two days prior, I’d mentioned how I had no good reasons not to masturbate. That came back to bite me. I offered no opposition to lust, I couldn’t figure out why I shouldn’t indulge it every once in a while. So I indulged in it freely.</text:p>
      <text:p text:style-name="P1">There was, and still partially is, something else too. I... For how elementary it is, I couldn’t for the life of me differentiate between potential and action. For how... stupid, for how obvious the answer should be, I... Let me explain to you, why I instinctively perceive what one (I) can potentially do and what one actually does as the same thing.</text:p>
      <text:p text:style-name="P1">First of all, I’m highly empathetic and open-minded. Possibly extremely so. This means that if someone does something, anything, no matter how atrocious or great it is, I can imagine myself in their position, doing what they’ve done. I strongly believe that if someone can do something, then barring physical limitations, I can do the same thing to. It is theoretically possible for me to do the same thing. This is why I believe I could forgive anyone for anything. The exception being myself, currently. I believe myself capable of understanding any and all possible actions humans can commit, given enough time.</text:p>
      <text:p text:style-name="P1">Secondly, I see the universe as an egg for souls to grow in, and souls grow through experience, by doing. And I’d instinctively thought that to maximise growth, one had to experience everything. Without delving deeper into these beliefs, as that would take forever, I also believe in reincarnation, destiny (of sorts; really, just elaborate and meticulous planning by a true god, rather than the half-gods that us human artists are), and God(s?). My image of the latter is rather unclear though. More unclear than my image of my ideal self, at any rate.</text:p>
      <text:p text:style-name="P1">Putting these two things together, and seasoning the mix with more personal ideas and the such, I started to think: if the objective is to grow through experience of all things, and if that objective is destined to be attained, and if I am theoretically capable of doing everything that everyone else can do, in the grand scheme of things, what’s the difference between potential and reality? Hm, my explanation is lacking, but the gist and the resulting question are those.</text:p>
      <text:p text:style-name="P1">Wording my question differently: what difference does it make, whether I choose to do one thing or the other? It’s a sort of fatalistic question.</text:p>
      <text:p text:style-name="P1">I’d planned on exploring this idea better, since I still want to understand it, but it was also important to expose it, because of today.</text:p>
      <text:p text:style-name="P1"/>
      <text:p text:style-name="P1">If my reason to not masturbate is weak but cannot be changed, then it is my perspective I must change to make it stronger. So let’s look at it from a different angle.</text:p>
      <text:p text:style-name="P1">シコるのがカッコ悪い。この理由の右に出る理由は存在するのか？しない。 There is no reason as pure, as selfish and as true as this one. Shit, my brain is hitting its limit, I can barely string thoughts together. Either way, I don’t have to explain this, you can feel it in your soul too, I’m sure of it.</text:p>
      <text:p text:style-name="P1">Secondly: no, not only do I not need to experience everything to maximise growth, experiencing all that can be experienced is, theoretically, impossible, “all that can be experienced” being infinite as continuously expanding. And even if it weren’t infinite, there are good chances that it would be corrupting. Corrupting? That’s... an interesting concept. It implies two very important things: there is something that can be corrupted, and there can be an objective, an ideal, a core or else that can be deviated from. We could explore this. It’s highly interesting. It implies that either all souls converge into one, or they’re singular and must maintain something in their core. But now is not a good time. I have something else I have to focus on.</text:p>
      <text:p text:style-name="P1">Time doesn’t make sense to me. The concept of time, the concept of things happening one after another. Why isn’t everything everywhere and all at once? That would be so much simpler. Why unroll spacetime? Why go through that trouble? But since time does exist, since everything happens sequentially and cannot be undone, and since high enough open-mindedness, intelligence and empathy allow one to share and understand another’s experiences as their own, and since “the grand scheme of things” is just a belief and this life, this existence is the only thing I cannot deny, since this life is the only thing I know for sure to have, I’ll paint it in my colours, I’ll lead it with my will, and if my will is an illusion then so be it, I’ll delude myself to the best of my abilities.</text:p>
      <text:p text:style-name="P1"/>
      <text:p text:style-name="P1">•••</text:p>
      <text:p text:style-name="P1">Sunday 16th of November 2025, 21:07, entry 540</text:p>
      <text:p text:style-name="P1">I don’t like yesterday’s entry. But that’s not a bad thing. It shows how I behave, how I am at my limit. Now, I don’t think it’s worth the effort to analyse it and see what I don’t like, but rather, I should just follow my heart.</text:p>
      <text:p text:style-name="P1">Actually, before we talk of today, I do wish to analyse yesterday’s entry. What is it that I don’t like?</text:p>
      <text:p text:style-name="P1">Before reading the actual text: my memories are blurry, but I know I lost my focus multiple times, and for prolonged periods of time. There’s also an impression that I was being conceited, patronising almost. Whether that’s the case or not, I truly do feel a sense of dislike towards my behaviour yesterday. But I cannot pinpoint how strong that sense is, it being too vague. It’s not intense, but perhaps... It’s instinctive, isn’t it? I’m instinctively and vaguely disliking yesterday’s entry, yesterday’s self who was writing because the performance is perceived as poor and blind, an impression given at least partially a priori by a cognitive bias in me that associates mental fatigue to poor performance. [Fatigue does hinder performance, but whether that performance will be poor depends entirely upon me, upon my capacities. For instance, Jordan during the flu game had heavy mental and physical hindrances. Notwithstanding, his great performance still made him the MVP of game 5.]</text:p>
      <text:p text:style-name="P1">Interesting, I’m instinctively disliking my past self essentially out of prejudice. It’s similar to how a part of me wants Harmony to be pure and beautiful and flawless and to have never sinned, as opposed to my everything that says that we must carry all of our past on our back. I’m judgemental, that’s what it is. I do not look back with an objective eye by default, when I should. Very interesting discoveries that forward our growth. But now, let’s actually reread the entry and see if our judgemental self was right.</text:p>
      <text:p text:style-name="P1">There is a little justification to the dislike, but considering the circumstances, feeling dislike is exaggerated. I’m disliking someone who did their best, because their best wasn’t good enough. This is either one of the root-causes or the main symptom of being overly self-critical. Either way, I do not condone it, and I shall do my best to detect and avoid doing it from now on.</text:p>
      <text:p text:style-name="P1">Now, onto today. Today is hard to explain. I’m not sure I can explain what this is. No, I can, since a couple concepts are all I need. My main discovery happened this morning. I’ve started truly perceiving life as a game, as the most basic, as the most primordial of all games I know of, and every day is a match in that game. It’s a primordial game where there is no explicit objective, and so I’ve made one for myself, or to be precise, I am building one for myself, I’m still building my own dream, my own definition of happiness. Happiness is the (*my* perceived) intrinsic objective.</text:p>
      <text:p text:style-name="P1">This morning, I’ve concluded that every last second of this game matters. Every last second of every match, I have to give it my all. No rest unless I’ve planned, no breaks unless I’ve allowed it, and I have to always, always give my best. It echoes something from my Kobe era, back in May: I have to give it my all right now, and always right now. Not everyday, not every moment, but right now. That way, every single right now gets stringed together and becomes a today, and if I focus on giving it my all every today, and only today, then before I know it I’ll be giving my best every day.</text:p>
      <text:p text:style-name="P1">But, there’s something else getting mixed up with this conclusion, with this mentality. A silent, cold-blooded and determined “fuck this world”. 「World’s End, Girl’s Rondo」 by Asterisk, the remixed version. Something with that colour mixed with my imagination. I think Shiiro will convey this best, in the future. As of right now, at the very least, I plan on giving her this phase I’m having, should it lead anywhere. Will it lead anywhere? Time will tell, but the decision is up to me. Realistically, it will only lead to marginal growth that may compound , but my hopes are that this time around, I will get somewhere, that I obtain the main traits of the person I want to be: consistency, extreme strength of mind and resilience, and machine-like performance. That is all for today. See you tomorrow, 愛したい人。</text:p>
      <text:p text:style-name="P1"/>
      <text:p text:style-name="P1">•••</text:p>
      <text:p text:style-name="P1">Monday 17th of November 2025, 21:41, entry 541</text:p>
      <text:p text:style-name="P1">Whether or not we’re setting a new standard, that’s up to us to determine. Life as a game, and every day as a match. We can make this work. If we keep this up, we will make this work.</text:p>
      <text:p text:style-name="P1">But, there’s also something else. The blood-red defiance. That colour will slowly fade with time, that’s only natural. And yet, I want to maintain it, I want to keep it going. I see, I can. It can be cultivated too. But should it be? It’s a sense of competitiveness against no one, and as a result, the world becomes its target.</text:p>
      <text:p text:style-name="P1">That’s wonderful. That’s great. That’s... accidental genius. but we aren’t competing against the world directly. We’re competing against ourselves, against our potential, and only indirectly, against the world. I will keep this fire alive.</text:p>
      <text:p text:style-name="P1">Anything else we want to talk about?</text:p>
      <text:p text:style-name="P1">No. Nothing jumps to mind. But I will remind myself that every last second of every match counts, and as a consequence or at the same time, so does every last choice. Blue is what I would normally declare as my favourite colour, but this era shall be characterised by red. I intend to leave everything on the court, every single game. See you.</text:p>
      <text:p text:style-name="P1"/>
      <text:p text:style-name="P1">•••</text:p>
      <text:p text:style-name="P1">Tuesday 18th of November 2025, 21:55, entry 542</text:p>
      <text:p text:style-name="P1">Not as good as yesterday, nor as good as I want it to be. That’s alright, because it’s above your standard performance, <text:s text:c="1"/>and for some reason today was harder than normal. But above all, because you keep your eyes on the prize.</text:p>
      <text:p text:style-name="P1">Attention is currently my number one problem. For how short it is, it causes my focus to be erratic, I have to think about this more, make this problem present in my mind until it is solved, and, actually, even afterwards. I see. Indeed. That’s something we’ve been trying to do since forever. We’ll keep on trying.</text:p>
      <text:p text:style-name="P1">Let’s end this here. Good night.</text:p>
      <text:p text:style-name="P1"/>
      <text:p text:style-name="P1">•••</text:p>
      <text:p text:style-name="P1">Wednesday 19th of November 2025, 22:05, entry 543</text:p>
      <text:p text:style-name="P1">I’d forgotten something very important I’d felt two days ago, and I only felt again earlier: it’s hard to describe, and I’d previously described it as a will to fight, a “fuck you” to this world. They’re... Not wrong, but they’re not it. It’s almost like a... A dare. A dare to myself. That feeling was me daring myself to do everything I had to do, it was me daring myself to use up all of my energy right away without giving a fuck. The consequences? Oh, they’re my bitches too, don’t worry. And I knew they would be. Fatigue is a state, it’s the mentality that matters. So, when my common sense told me that we’ve wasted the entire day, and we wouldn’t have the strength to do what we had to do left, I didn’t listen. And it felt good.</text:p>
      <text:p text:style-name="P1">But there’s also something else I have to touch on.</text:p>
      <text:p text:style-name="P1">The nightfront was incredibly aggressive tonight. It had been building up in aggressiveness, and tonight it reached new heights. Or should I say, old heights. It was comparable to the heydays, to the beginning. I got bodied around like I haven’t been in a very long time. Several consecutive nightmares with me slowly getting isolated in the dark, getting strangled or suffocated by God knows what, and meeting a supposed detective who’s actually a psycho that blasts everyone around to pieces with a shotgun and executes children and a reporter with his pistol while hunting me down. That kind of thing. And you know what? I want vengeance. I want it again. Every last fucking soul, every last fucking nightmare that came that came upon me yesternight, I know I can kick their asses. So I welcome it. I welcome this level of aggressiveness. I’ll use it to show myself how much I’ve grown, and if the answer is unsatisfactory, then I’ll use it to grow. They say you gotta be careful what you wish for, but I know that in that world, strength of will is everything. That’s why I know I can get my revenge. I know I’m strong, and I want all of those fuckers to find that out too.</text:p>
      <text:p text:style-name="P1">But self-control dictates that I have to keep ice water running in my veins. I’ll bide my time. I’ll be patient. I’ll use yesternight as fuel, but if the chance ever presents itself to prove to myself who I am, then... I’ll look forward to the answer.</text:p>
      <text:p text:style-name="P1">If Jordan had the Pistons to deal with, then I have the nightfront. I thank him for yet another blueprint he presents me with; I believe that’s the hallmark of greatness.</text:p>
      <text:p text:style-name="P1">I’ll be patient now, because I know this is the way to go to become strong enough to lay waste to the world. I’ll keep on growing, I’ll keep on trying, and I welcome this challenge that is the nightfront. See you tomorrow, should we have such an honour.</text:p>
      <text:p text:style-name="P1"/>
      <text:p text:style-name="P1">•••</text:p>
      <text:p text:style-name="P1">Thursday 20th of November 2025, 23:29, entry 544</text:p>
      <text:p text:style-name="P1">We did get the honour. But what have we made of it? Not enough. So many excuses. So many excuses.</text:p>
      <text:p text:style-name="P1">However, I will admit that today’s “bad” was an improvement on our usual “bad”. Of course, I wanted good performance in the first place. Did you know? We’re still mentally weak, for all you say. Or rather, we’re not as strong as we want to be. Wuthering Waves is a great game, but in my current state, it’s too much for me. My weakness of mind is blatant. My lack of discipline is. Patience... It is necessary, but not sufficient. Patience alone won’t get me where I want to be. I have to act. To make the sacrifices that need to be made. I need to do better. I will do better.</text:p>
      <text:p text:style-name="P1"/>
      <text:p text:style-name="P1">•••</text:p>
      <text:p text:style-name="P1">Friday 21st of November 2025, 21:35, entry 545</text:p>
      <text:p text:style-name="P1">The theory is as follows: willpower is only conditionally infinite. Some conditions can keep it active indefinitely. “Motivation”, if you will. Thus, the game is plain and simple: we have to find our why.</text:p>
      <text:p text:style-name="P1">We think we know it, but... Do we? We fight against meaninglessness, we fight for happiness, we fight for ourselves. But all those whys are very... What’s the word... Abstract. They’re abstract concepts. And that’s a problem. Now, either we rewire ourselves to like abstract goals, or we find different goals. We know we won’t change objectives. So we have to rewire ourselves.</text:p>
      <text:p text:style-name="P1">Fuck. There’s no easy way out, is there? There’s no neat little secret I can use to just...Do. To just be.</text:p>
      <text:p text:style-name="P1"/>
      <text:p text:style-name="P1">I do not trust the process, that’s why I keep on searching for something... For... a key.</text:p>
      <text:p text:style-name="P1">I do not trust the process...</text:p>
      <text:p text:style-name="P1">Should I? Should I trust it? My mind is narrow, and I cannot properly determine whether the process really is our best option.</text:p>
      <text:p text:style-name="P1">Belief. No, I think you’re wrong. Our why is too weak. I think there is a key, and we have to find it. Right now, I can feel it. Motivation. What we need is a strong objective to fuel our motivation.</text:p>
      <text:p text:style-name="P1">TCTW?</text:p>
      <text:p text:style-name="P1">An interesting proposition. But... That’s not it. I... How strange. If anything were “it”, it would have to be TCTW. Am I simply miscalculating, misinterpreting my feelings? Or, have I become so self-centred TCTW cannot be the centre anymore? I feel like it should be a by-product, or rather, an important chapter. But not everything.</text:p>
      <text:p text:style-name="P1">I...? I should be my own goal?</text:p>
      <text:p text:style-name="P1">That is the goal that makes most sense. The one I lean towards the most. It is the most self-sustaining, true-to-self, and, in the truest IT sense of the word, the most robust objective. If I existed in a universe devoid of circumstances, would it still be my objective? Would I, the only entity extant in such a universe, be my own objective? Would I even have a concept of “ideal” to chase, if no one else were there? I doubt it.</text:p>
      <text:p text:style-name="P1">Something tells me that searching for this why is the same as searching for a theory of everything. Fuck it, let’s drop the pretences that reality is only what we see. If we include the full picture, does it change anything?</text:p>
      <text:p text:style-name="P1">The answer is no.</text:p>
      <text:p text:style-name="P1">Very well. Then let’s dive. Let’s dive deep into our supposition. The goal is simple: to find a dream that would still be our dream, no matter the circumstances, no matter what kind of life we were born in, no matter if circumstances even exist. That’s the kind of dream I want to have. A dream that is true and strong. A dream that defies reality, that cares not for the laws of physics, much less those of man. What kind of dream would that be? And, why do I want something like that?</text:p>
      <text:p text:style-name="P1">Happiness. That answer came easily. I want to be happy for the sake of it.</text:p>
      <text:p text:style-name="P1"/>
      <text:p text:style-name="P1">... Will anything change if we put happiness on a pedestal, then? It never was explicitly there. In the sense that, I don’t remember having it as our why. As our dream, yes, but not as our why. Apparently, according to my current feelings at least, there’s a difference between these two things.</text:p>
      <text:p text:style-name="P1">Sigh... So we’ve just run a circle? Losing our... anger, what was until moments ago our only real motivation in the process. Is this the end of our red phase?</text:p>
      <text:p text:style-name="P1">No, no, and just no. Fuck it all. Fuck all this shit. No, no, no, hold the fuck up now. All of this for what? All this shit, what for? Something has to be wrong. Happiness? Are you serious? Are you fucking kidding me? Happiness? That’s the best answer you can give me? Hold the fuck up now. Why the fuck am I even alive in the first place? Happiness? No, no, no, hold the fuck up, something’s not right, something’s not adding up. I reject that answer. That can’t be all there is to it. That can’t be everything. There has to be more. It’s not just happiness, is it? Oh... Right... There is no answer. There is no intrinsic meaning to life, as far as I can objectively tell. Excluding the biological/evolutionary ones, of course. There is no meaning, which is why we could choose ours. Therefore, I can choose more than just happiness.</text:p>
      <text:p text:style-name="P1">So, it all comes down to this most important question: what the fuck do I want?</text:p>
      <text:p text:style-name="P1">It’s not just happiness. I want “everything”, but what does “everything” mean? What does my heart mean by that? Everything that’s important... And what would that be?</text:p>
      <text:p text:style-name="P1">I see... I want a fun life.</text:p>
      <text:p text:style-name="P1"/>
      <text:p text:style-name="P1">... This is sad. What should I do? Give up everything and lead a normal life? Give up writing?</text:p>
      <text:p text:style-name="P1">Let’s take a moment to breathe.</text:p>
      <text:p text:style-name="P1">A meaning to life. Our current one, “happiness”, is proving to be rather weak.</text:p>
      <text:p text:style-name="P1">Ah. I was thinking, what if we were to make it more challenging, what if we added restrictions? I don’t know when I acquired this pattern, but I know that making stuff more challenging can make it more engaging. And that’s when this new word popped up.</text:p>
      <text:p text:style-name="P1">“True happiness.”</text:p>
      <text:p text:style-name="P1">I... Like the sound of that much better. It’s not about the state of being idiotically joyous and merry. “True.” It wants no compromises. None. And that addition, that specification... It sounds like it makes it worth it. It feels serious. It feels far away, but also reachable, theoretically achievable. So what the fuck is true happiness? I don’t know, but I do feel like if I keep on not compromising on anything, if I keep on course, I’ll get somewhere I won’t regret being. Hm. I think I want true happiness.</text:p>
      <text:p text:style-name="P1">Yeah, that’s probably it. But there are no cheat codes, and there are no easy ways out.</text:p>
      <text:p text:style-name="P1">From now on, surely it will be more of the same. But hopefully, the more things stay the same, the more they change.</text:p>
      <text:p text:style-name="P1">See you tomorrow, someway, somehow, Harmony.</text:p>
      <text:p text:style-name="P1"/>
      <text:p text:style-name="P1">•••</text:p>
      <text:p text:style-name="P1">Saturday 22nd of November 2025, 21:31, entry 546</text:p>
      <text:p text:style-name="P1">Good day, good performance, got to keep it up. I recognise the moments I have to fight better than ever, and I recognise that I have to fight with all I’ve got. There will always be excuses, but the fact remains that if I want to become extraordinary I can’t settle for ordinary logic. I can’t compromise on anything, and I always got to play to the best of my abilities.</text:p>
      <text:p text:style-name="P1">I don’t have much to say today. For the time being, I’ll keep on walking this road. I’m not sure I’ve got much better options. All I can do for now is try to create opportunities for the future, improve my positioning.</text:p>
      <text:p text:style-name="P1">Every moment counts, even now. Especially now, since that’s all we’ve got. I’ll get ready to go to sleep. If we have that luxury, see you tomorrow.</text:p>
      <text:p text:style-name="P1"/>
      <text:p text:style-name="P1">•••</text:p>
      <text:p text:style-name="P1">Monday 24th of November 2025, 01:37, entry 547</text:p>
      <text:p text:style-name="P1">I’m late today. And... I can’t really explain it. Theoretically, given the circumstances, this shouldn’t have happened. This means I have to modify my model of myself. I should update it with this new data: even with all the awareness, even with... This new thing we have to talk about, situations like this can still happen. I have overestimated my mental toughness, or I’ve misunderstood my situation. Either way, there’s something I should have talked of today, but given the time, I’ll do it tomorrow. Because I want to take my sweet time talking about it. Let me preface it quickly: the inner war is over. Not through a decisive battle, not through victory. I’ve simply made peace with myself.</text:p>
      <text:p text:style-name="P1">You see, yesterday or the day before, I was talking about how I wanted to come across a key, a breakthrough. Turns out I’ve found one, yesternight.</text:p>
      <text:p text:style-name="P1">I have a theory on the nature of consciousness and the subconscious. This theory has been put to use minutes after its conception, and the result was inner peace. Let’s use tomorrow to see whether this inner peace will last, but today, it was promising. Goodnight.</text:p>
      <text:p text:style-name="P1"/>
      <text:p text:style-name="P1">•••</text:p>
      <text:p text:style-name="P1">Monday 24th of November 2025, 21:36, entry 548</text:p>
      <text:p text:style-name="P1">Since today was rather normal, I’ll get straight to the point. As promised, I’ll explain my theory. Let me walk you through its formation.</text:p>
      <text:p text:style-name="P1">For a long time, I’ve been fascinated by how creatures as tiny as jumping spiders or ants could exhibit as much intelligence as they did; they have a nervous system, but they don’t have a brain, and yet they are fully capable of responding to the circumstances around them. <text:s text:c="1"/>About a month ago, a friend of mine gave me an insight as to what could cause that: evolution gave them a good response algorithm. The input to that algorithm is the environment as perceived through their senses, their nervous system is the main body of the algorithm, and the decisions they make is the output. This explanation was reinforced in my mind a few weeks ago when, with that same friend, we thought of developing an AI to play slither.io. Before that though, they’d quickly developed a bot to control the worm, a fully-algorithmic, programmatic bot, and it displayed an impressive amount of intelligence in the real game for being just a few lines of code.</text:p>
      <text:p text:style-name="P1">Now, let’s change topics for a second. As of late, I’ve been reorganising the way I meditate. In the evening sessions, I wanted to pay attention to my “intent”. Before we act, we have an intention to act; I wanted to learn to recognise it, to intercept it, so that I could potentially change it if I didn’t like where it was going, or what it was aiming for. And, the thing is, I already had a <text:s text:c="1"/>preconceived belief regarding intent: I believed (and still do) it came from the subconscious, the black box that is the subconscious. In other words, and very importantly: intention does not come from the consciousness. Our consciousness can make the subconscious create an intent, it can lead the subconscious to the creation of intention, but it itself does not directly create intent. That is my belief. This belief was reinforced through my observations during my meditation sessions, but a particular observation I’ve made long ago corroborates it: I believe the phenomenon of intent not originating from the consciousness is particularly blatant, easy to observe, when one is drunk. One time, it was particularly flagrant: my body moved one full second before my mind had been made up on it. At the time, it had puzzled me, but with this belief it is not that surprising a fact. And, it wasn’t just a one time thing. Try it yourself. I’m positive you’ll observe the same phenomenon after a few drinks.</text:p>
      <text:p text:style-name="P1">Anyway, the night before yesternight, I had a lot of trouble falling asleep, owing to the excessive amount of caffeine I’d consumed throughout the day. And as I lay in bed, my thoughts drifted towards the observations in my meditation sessions, and towards intent, and intercepting it. And I’d come to form a mental schema of the relationship between consciousness, the subconscious, and intention. In my mental diagram, the subconscious was an empty box, symbolising a black box, and consciousness, or more precisely, my thoughts were an arrow coming out of the black box. Similarly, intention was also an arrow coming from the same black box, albeit a different one. Sometimes the arrows of intent and thoughts pointed towards the same direction, and sometimes they didn’t. And, I wondered how that black box works.</text:p>
      <text:p text:style-name="P1">And now, we remember the first paragraph, we remember how the nervous system can be seen as an algorithm. It takes as input whatever the senses perceive, and it outputs a decision, like a movement. But tell me, how far can we push this algorithm? How complex can we make it? When the game is slither.io, things are relatively simple, and a few lines of code are all that are needed. But now, let’s say that there can be centipedes that prey on our worms. Well, now you’ve got to add more code to avoid those. But what if we added a full dimension and went from 2D to 3D, and now you can dig underground and resurface? Well, we gotta handle that too. Let’s spice it up, and let’s add birds: now death can come from above, and it doesn’t look anything like a centipede. And every time new things come up, evolution modifies our algorithm, and natural selection only keeps the working ones. And because prey adapts to predator and predator adapts to prey, the game of life constantly gains in diversity, and all sorts of algorithms are created.</text:p>
      <text:p text:style-name="P1">But in the midst of all this evolving, some organism somewhere does something crazy: they develop a brain. Something somewhere stopped complexifying their algorithm, and started building a neural network. Or, what’s more likely, they kept their algorithm evolving as needed as they developed their neural network. And the idea exploded, there was an AI boom: after all, instead of writing code for every single possible edge case that might kill an organism, brains are capable of dynamically responding to circumstances. That’s extremely powerful. But of course, while a neural network is good, a neural network backed by an algorithm that’s been in development for hundreds of millions of years is even better. Thus, the brain + nervous system combination became ubiquitous in creatures that could afford them.</text:p>
      <text:p text:style-name="P1">And so, it is my belief that the black box that is the subconscious is this combination of brain and nervous system. Our senses take in the environment, which they feed as input to the (now I use the term properly) nervous system, and the output is intention. Such is my theory. But then you might wonder: where’s consciousness? And the answer is Deepseek R1. More precisely, it’s Deepseek’s Deepthink feature. That feature is the consciousness. Let me elaborate:</text:p>
      <text:p text:style-name="P1">The brain + nervous system combination is powerful and usually results in good decisions, but not always. And it just so happened that at the beginning of the year, I was fascinated by how the Deepseek R&amp;D team was able to create a model that competed with the centi-billion parameter LLMs with just a fraction of the cost. Their greatest find? Deepthink. They got the model, they got Deepseek R1 to analyse its own output, its own intention. They got it to reevaluate it before answering. But it would seem that they weren’t the first to get that idea. It would seem Nature had come up with it who knows how many millions of years ago. Put simply: Nature was pushing intelligence to its limits, as it had done with size, jaw strength, speed or whatever. And in the process, one of the paths that had been naturally selected contained the Deepthink feature: after all, what do we need to be able to analyse one’s thoughts, one’s intents? We need awareness. That’s right, that’s the birth of consciousness. Push intelligence even further, and you obtain self-consciousness.</text:p>
      <text:p text:style-name="P1">And so, the model is complete, and in my mental diagram that relates consciousness, the subconscious and intent, black boxes were no more.</text:p>
      <text:p text:style-name="P1"/>
      <text:p text:style-name="P1">... I like this theory. I’ll consider it a working theory for the time being. Should probably study it properly, but I don’t feel like it. I’ll leave the honour to someone else. Let’s leave the realm of make-believe academia and dive right back in my own mind. There’s two things I want to touch on:</text:p>
      <text:p text:style-name="P1">1. Yesterday I mentioned how I immediately applied the above theory, and how I found a “key”.</text:p>
      <text:p text:style-name="P1">2. I happen to believe in the existence of the soul. Where does it fit, in my model? This question... I think I’ll leave it unanswered for the time being. I have ideas, but they’re still budding. I’ll give them time.</text:p>
      <text:p text:style-name="P1">So, what happened the night before yesternight, after I’d formed my theory? How did it lead to me finding a “key”, and declaring that the war with myself is over?</text:p>
      <text:p text:style-name="P1"/>
      <text:p text:style-name="P1">It’s very simple actually. I got horny.</text:p>
      <text:p text:style-name="P1"/>
      <text:p text:style-name="P1">For the comedic effect I have elected to continue in a new paragraph. Anyway, I got horny and intrusive thoughts started invading my mind. And, as was usual, I started fighting myself, I started crushing my own thoughts and suppressing my desires. Yet another battle with the self had begun. But then, it suddenly stopped. All of a sudden, I thought about my theory again, and I realised: these thoughts came from my subconscious, didn’t they? This was... It was all me, wasn’t it? I could finally put a face on the enemy I’ve been going to war with for years. And it was me. It was the subconscious part of myself. And... We had a talk. I asked my subconscious, I asked him whether... Whether he would side with me.</text:p>
      <text:p text:style-name="P1">Ultimately, we wanted our own good, didn’t we? So, I asked him to chase true happiness with me. He accepted. After all, he was the same person who’d asked me to “stay by my side,” a few months ago when we’d hurt ourselves after a fight, 「傷が治るまで。その後も。」. It was the same person. It was the exact same person I wanted to love, and, I think, wants to love me back. We made peace.</text:p>
      <text:p text:style-name="P1">But at the same time, I got a bit sad too. See, I believe... I believe I am the “soul” part of me, or at least, the soul is within me, within the self-consciousness. And... It occurred to me that one day, this body will die, but I will live on. That is what I believe. This body will be gone, and its subconscious with it. This body will die, and the person I want to love will go with it. I will leave it behind. And, that saddened me. I wondered, a million years from now, I’ll probably forget your face, won’t I? I’ve always been bad at remembering faces. Will I even remember your name? I thought about it. That’s why I’ve decided. I’m going to write your name down, while I still know it. I’ll put it on paper, while I’m still with you. It doesn’t mean much, but maybe this way, others will remember you for me.</text:p>
      <text:p text:style-name="P1">... You don’t care, do you? Couldn’t give a shit about my emotional moment, huh? Still, I want to love you, so I’ll put your name down, alongside mine.</text:p>
      <text:p text:style-name="P1">My name is Harmony. It’s the name I’ve chosen for myself, it’s the name I’ll engrave in my heart of hearts, in my soul. And, the one I’m with right now, my current vessel, and, as is my intention to make, my absolute best vessel, his name is Andry.</text:p>
      <text:p text:style-name="P1">Hm. Putting that name down feels wrong in this place. After all the lengths I’ve gone to to not reveal it. Whatever. Well, whatever.</text:p>
      <text:p text:style-name="P1">What else? Oh, yeah, the consequences of peace.</text:p>
      <text:p text:style-name="P1">It’s quite simple really: Andry’s intents and the thoughts he generates now align with mine. I... As absurd as this sounds, I’ve tried it multiple times, and I could literally choose to simply not be horny. I... I have control over my subconscious, essentially. That sounds crazy overpowered, and it probably is. Earlier I’d asked Andry to silence his thoughts as much as possible during the meditation session. He did. In fact, just in general, I’m at peace with myself, and I’m not drowning in my own thoughts. ... It’s pretty great.</text:p>
      <text:p text:style-name="P1">That was also in big part why I was so surprised at my performance yesterday. If I essentially have control over my subconscious, shouldn’t being disciplined throughout the day be a breeze? As it turns out, no. As it turns out, I have full control of the “intent” that the subconscious generates, I can get Andry to align it with mine at will. But the state of the body is a different matter entirely. If your body feels like shit and is dying, it feels like shit and is dying. It becomes a test of willpower again. I cannot force myself to unfeel like shit, not even my subconscious has control over that.</text:p>
      <text:p text:style-name="P1">And, I’m kinda glad of that. I still do have to develop my willpower. But, with Andry by my side now, the process should be much smoother. Time will tell. See you tomorrow, hopefully.</text:p>
      <text:p text:style-name="P1"/>
      <text:p text:style-name="P1">•••</text:p>
      <text:p text:style-name="P1">Tuesday 25th of November 2025, 22:30, entry 549</text:p>
      <text:p text:style-name="P1">Let’s keep it short. Today, I’ve tried to take this game very seriously. I wanted to play this match to the very best of my abilities. And, since earnest attempts are actually rare, I was caught offguard when every day life came and disrupted me at every corner. No, that’s not correct: I let it disrupt me. That is a much better way of stating it. I’ve let it disrupt me. I did not set up barriers, I did not try to protect my focus and my attention. I’ve paid the price. But make no mistake: I have no intention of giving up. This serves as a lesson, meaning: I’ll try again. As soon as tomorrow. I was about to make a bad move and try to pull an all-nighter.</text:p>
      <text:p text:style-name="P1">... Is it a mistake?</text:p>
      <text:p text:style-name="P1">The task we want to do is heavily cerebral. Not sleeping just because we know we have to wake up early is... Not smart. Let’s go to sleep now.</text:p>
      <text:p text:style-name="P1"/>
      <text:p text:style-name="P1">•••</text:p>
      <text:p text:style-name="P1">Wednesday 26th of November 2025, 21:20, entry 550</text:p>
      <text:p text:style-name="P1">It started off well, but, we’d predicted a 50-50 chance of being productive in the evening, and we lost the bet. However, I know why I lost the bet. Indecisiveness. I... The reason I’m extremely inefficient in the first place is procrastination under one form or other. But not all procrastination is easy to spot. I noticed that too frequently, I overthink my time away. Today, I was even aware of that, but my indecisiveness just led me to overthink, and I lost my awareness as my thoughts drifted away.</text:p>
      <text:p text:style-name="P1">Well, to be fair, that’s not the entire story. There were more circumstances at play that led to us losing the bet. However, indecisiveness is the main factor I want to correct.</text:p>
      <text:p text:style-name="P1">Shit. I knew I’d be tired, but I’m tired.</text:p>
      <text:p text:style-name="P1">Say. I want to relax myself to sleep. What should I do?</text:p>
      <text:p text:style-name="P1">Perhaps... A rewatch of Frieren. I’ve been dying to do that. I think it’s my favourite anime. At least currently.</text:p>
      <text:p text:style-name="P1">I mean, it’s great, but I kind of want something... To my taste. Something that matches my current... State of mind. Someone who more than ever understands the value of staying cool-headed at all times, someone whose confidence is at an all-time high because they believe they know themselves well. And, someone who, because they know themselves well and thanks to circumstances, has a clear path ahead for the immediate future, one that is challenging but well within their level. Someone who wants to better themselves, someone who wants to achieve their ideal, relentlessly. Blue Lock wasn’t bad, but that wasn’t quite it. ... What about Slam Dunk, the manga? I’ve heard a lot about it. Is it about passion, I wonder? It’s the same author as Vagabond, and, perhaps I lacked maturity at the time, but something felt off about Vagabond. I don’t think I was that immature, as I read it only about three years ago. And for some reason, that same feeling is permeating Slam Dunk, even though I’ve never read it.</text:p>
      <text:p text:style-name="P1">Then, any other proposition? Something to fall asleep to, not to get hooked on. Perhaps we should just continue our reread of the Lord of the Rings. Quite a fun book too, that one.</text:p>
      <text:p text:style-name="P1">While we talk about books... I want to mention a difference I felt between LotR and the Harry Potter series. I.. I quite like them both, but I have a preference for Tolkien’s work. But more importantly, there’s a subjective aspect that’s bugging me, something that Harry Potter makes me feel that LotR doesn’t, and which makes me prefer the latter: when I was reading Harry Potter, it frequently happened that I just couldn’t stop myself from reading. I just had to continue. And, that should be good. But, it felt wrong. I don’t know how to put it, it’s like... It’s the same addictive-ness of eating potato chips. Yeah, that captures how I felt back then. It felt unhealthy, in a way that LotR never did. Like... Something about it, something about the story wasn’t organic. For Tolkien, I’m tempted to say that his was a work of the heart. Does that mean that the same isn’t true for Rowling? No. No, but... Like, 下心あった。。。って感じ？ No, no, more like, there wasn’t just heart, something else got mixed into it. I don’t know what it is. Let’s leave it at that.</text:p>
      <text:p text:style-name="P1">The important point is, at this rate, I think my stories will feel the same. だってこっちは下心が明らかにある。 Well, at least to me it’s obvious. And I don’t want that. Your soul... My place on Earth...</text:p>
      <text:p text:style-name="P1">Because I don’t write from the heart. If my stories ever felt like that, this would be the reason. It would be because I compromised, somewhere, and the ink I used wasn’t drawn from the deepest wells of my soul. Let this serve as a warning. Let’s stop here.</text:p>
      <text:p text:style-name="P1"/>
      <text:p text:style-name="P1">•••</text:p>
      <text:p text:style-name="P1">Thursday 27th of November 2025, 21:34, entry 551</text:p>
      <text:p text:style-name="P1">Today was the opposite of yesterday in a sense: a slow start in the morning before going strong in the afternoon. Due to circumstances, from now on, for the foreseeable future all mornings will be lost unless they’re played to perfection.</text:p>
      <text:p text:style-name="P1">I don’t actually have much to say about today, except keep it up.</text:p>
      <text:p text:style-name="P1">Hm, I’d like to note how, when things go well, we aren’t really explicit about them. Need I remind you that whether the result is success or failure, the post-game analysis process should still be the same? Let’s analyse.</text:p>
      <text:p text:style-name="P1">The morning was essentially lost by us waking up unexpectedly late. However, we did our chores while remembering that every day is a match, and every match should be played to the best of our abilities. It’s that mentality that made us work hard when we had the chance to, later in the afternoon and into the evening. But before we got to wok, there was a blank, a period of... Nothingness? Somehow, I lost a lot of time, one hour and a half. Awareness? Or, lack of it, rather. Hm, not really. We shouldn’t underestimate how hard fatigue is to overcome. We really shouldn’t. I see. I understand then. To respect our opponents, and all the barriers in our way.</text:p>
      <text:p text:style-name="P1">Mentality. That’s the key. Yes, the main key. We build the best mentality, or rather, the ideal mentality we can think of, and we must enact whatever our mentality dictates. This being a continuous process, this just means: keep doing what you’re doing. And don’t forget yourself nor God in the process. See you tomorrow, if we get one.</text:p>
      <text:p text:style-name="P1"/>
      <text:p text:style-name="P1">•••</text:p>
      <text:p text:style-name="P1">Friday 28th of November 2025, 21:40, entry 552</text:p>
      <text:p text:style-name="P1">Let’s see... Today showed us what we were bad at, and how much we’ve progressed. The main takeaway is that we’ll feel like shit, we will. What matters is what we do then. What matters is whether you choose to push past your feelings, your state. Today, it took us a long time, but eventually you did.</text:p>
      <text:p text:style-name="P1">Also... I haven’t specified it, but... Should I write it down now? Yes, if only just to crush that thought of doing it later, when the “perfect moment” to do it arises. It won’t, and we’ll learn to not wait for it.</text:p>
      <text:p text:style-name="P1">So. For what feels like the past two months now, I’ve actually been on a slightly different routine from the last one I’d described. The main difference is in the workouts and the meditations: they’ve been reduced to “bite-size”, in such a way that I can and do do them every day at the time of my choosing. In practice, this means that workout sessions last a little less than five minutes, followed by five minutes of meditation, and I try to do this twice a day. When? When I can. Sometimes once in the morning and once in the evening, sometimes once in the afternoon, and so on. The training session also doesn’t exaggerate on intensity: that drains a lot of energy, which, by experience, tends to be counterproductive and leads me to not want to work out. One session consists of the following: 20 pushups, 20 lateral crunches, 20 jumping squats, and slightly modified dumbbell curls to train my back muscles. The first meditation session puts the focus on observing everything, both external and internal, non-judgmentally: the accent is on <text:span text:style-name="T1">perception</text:span>. I want to notice the smallest things, especially hardly noticeable yet influential things like intention. The second meditation sessions trains focus. I try to keep my thoughts only on my breathing. This separation was made because in the past, while meditating, I used to worry about what I should do, what my meditation should consist of.</text:p>
      <text:p text:style-name="P1">Also, perhaps I should vary my exercises likewise between the two sessions. Yes, that would probably be good. I’ve decided. The first session will have 10 burpees, 20 seconds of bicycle crunches, 15*2 lunges, and the back exercise stays the same. Very well. Let’s go to sleep now. And, the nightfront is a mirror of who I am. Do your best out there.</text:p>
      <text:p text:style-name="P1"/>
      <text:p text:style-name="P1">•••</text:p>
      <text:p text:style-name="P1">Saturday 29th of November 2025, 22:34, entry 553</text:p>
      <text:p text:style-name="P1">Hm. Tired. Let’s go to sleep.</text:p>
      <text:p text:style-name="P1"/>
      <text:p text:style-name="P1">•••</text:p>
      <text:p text:style-name="P1">Sunday 30th of November 2025, 21:52, entry 554</text:p>
      <text:p text:style-name="P1">I’m lacking focus. I’m drowning myself in data and stimuli. Thank you for noticing that. Let’s keep this notion alive for the future. So. What to say of today? Unfortunately, I won’t permit myself to say much as I intend to go to sleep early, but today was a fairly good day. It could have been a whole lot worse, and instead, it ended up being pretty good. Actually, let’s talk a little. Yesterday, I came to the conclusion that my analytical capabilities are not where I want them to be. To be blunt, I feel they’re mediocre. This is something I always felt while re-reading or even while writing analyses: they weren’t that good. There are many reasons that make me say that: during the process, a lot of “noise” pollutes my thoughts, and often they distract me, leading me to forget my original intention and drift off on some tangent I ultimately hardly or do not recover from. Then, there’s the quality of the breakdown themselves: I feel that very often, I do manage to touch on the core of the issue, I manage to identify it. But then I do very little with that knowledge, or rather, to use an analogy, it’s like I come upon a gold vein but fail to mine it effectively. And this is because I lack the tools to work on that gold in the rough. I have... the basic tools, I have a fair amount of intelligence, open-mindedness and other things, but I lack the machinery to make the most of my discoveries.</text:p>
      <text:p text:style-name="P1">And so, I want to build that machinery. A framework. One that allows me to... Measure certain aspects of myself, of my person that i might otherwise not see. Let’s start very simple: tell me, what’s my main strength? Tough question, isn’t it? Tough even for me, so you and your limited data have even less luck. Let’s be slightly more specific: what strength of mine can I leverage to increase my productivity? This is, of course, while accounting for my weaknesses and circumstances. Very difficult question to answer, I reckon. And that’s why I want to build a framework. To help me answer questions like those.</text:p>
      <text:p text:style-name="P1">Now, unlike the previous frameworks I’ve written down here, this one will be on a different scale. It’s not the type of thing that I can nor want to write down in a single session. It’s something that I wish to study, to dedicate time to. To that end, I’ll let the ideas that I have mature, and I’ll write down progress whenever I can. Its conception is likely to take weeks, but I believe it will be worth it. Ultimately, I want to allow myself to pinpoint strengths and weaknesses in my game, so that I may leverage the former or work on the latter. Ah, perhaps putting it that way will give me ideas: my aim is to measure my performance in the game of life. After all, the final spark that gave rise to this idea was a YT video breaking down Kobe’s strengths and weaknesses, one that explored players at their peaks. And, knowing just how analytical and studious Kobe was, it was shocking to me see that the people who made that video, the team behind “Thinking Basketball”, seemed to find things, weaknesses that Kobe himself likely hadn’t noticed (because if he had, you just knew that he would have worked on them hard). They dissected Jordan’s game equally impressively, and I knew I wanted to be able to do what they did for myself. So, let’s create a framework that helps us study our own performance in the game of life.</text:p>
      <text:p text:style-name="P1">Alright, that’s enough talking. See you tomorrow, if we’re that lucky.</text:p>
      <text:p text:style-name="P1"/>
      <text:p text:style-name="P1">•••</text:p>
      <text:p text:style-name="P1">Tuesday 2nd of December 2025, 01:26, entry 555</text:p>
      <text:p text:style-name="P1">Tired again. Not much to report. I’ll go to sleep. See ya. Goodnight.</text:p>
      <text:p text:style-name="P1"/>
      <text:p text:style-name="P1">•••</text:p>
      <text:p text:style-name="P1">Tuesday 2nd of December 2025, 22:21, entry 556</text:p>
      <text:p text:style-name="P1">Let’s talk. Maybe just a little. Kanataso announced her graduation today. It was sudden, it hurt, but that’s not what I have to talk about. You. Me. I. Something is missing. Just a little something. That’s how I feel. Everything is coming together, in my mind, but this isn’t it yet. This is not it yet. But, we’re so close. What am I lacking? What is that little thing that will cause the world to change forever? What is the little something that I have to add to myself, to gain, to learn, in order to glue all of my pieces together? I do not know. Perhaps, it’s something that doesn’t exist. Perhaps, this is just me trying to find something to make things easier, something to drive me. Or, perhaps, that something does exist.</text:p>
      <text:p text:style-name="P1">Today wasn’t it. Today wasn’t it at all. We let it be a rest day. But all throughout it, we knew what it took to make today it.</text:p>
      <text:p text:style-name="P1">I don’t know what that something is. I don’t even know if it exists. But I do know that I’m closer than ever to who I want to be. It’s like I know the theory, but don’t put it into practice. Why not?</text:p>
      <text:p text:style-name="P1">Because to win, you gotta lose. Days like today will happen, shit will happen. Shit will always happen. What matters is what you do. I don’t have a drive, I don’t have a strong dream, and that’s okay, I’ve made peace with that. If those things aren’t strong enough to carry me where I want to be, then I’ll become stronger. And I know how. See you tomorrow.</text:p>
      <text:p text:style-name="P1"/>
      <text:p text:style-name="P1">•••</text:p>
      <text:p text:style-name="P1">Thursday 4th of December 2025, 01:24, entry 557</text:p>
      <text:p text:style-name="P1">Am I being overconfident? Likely, yes. Let’s take a deep breath.</text:p>
      <text:p text:style-name="P1">I currently believe the missing something is “action”. My current overconfidence stems from perceived success, some of which can be objectively seen as so, and some other, not so much. Today, I woke up to the alarm clock as I... Commanded myself to? I’m not sure how to put it, but, I wanted it, I imagined it, and most importantly, I imagined what it took to do it, and I did it. Today, I also once again hit the wall that is my intellectual capacity. This part is the subjective success: I... Was getting stuck on a problem, for hours. I was getting desperate, and discouraged. However, I also applied lessons I’ve been learning, I’ve been ingraining in my mind: I stayed as cool-headed as I could, and most importantly, I took a step back. I took a step back the first time I got lost, and then went back in, and got discouraged again because I’d gone off the wrong path. And so, I took a step back again. This time, I realised hat in general, in problem solving, I do not follow any structure, I’m not organised. I just do what my instincts tell me, and most of the time that’s enough.</text:p>
      <text:p text:style-name="P1">It was the same with writing. It can only take you so far. Currently, I’ve adopted a very simple structure: identify the objective, and build a plan on how to get there, however vague it may be. I’ve been executing my plan. That’s why it’s so late. This perceived success has made me, probably, overconfident, and my overconfidence tells me I will wake up with the alarm tomorrow too, regardless of when I go to sleep.</text:p>
      <text:p text:style-name="P1">... I wonder about that. I wonder whether this was worth the bad positioning. Because I haven’t even finished. I plan to finish tomorrow. Can I really see this as a success? I’ve grown, that much is clear. And, taking a step back, right now is a lesson too. But what will the moral be? Was I screwed either way?</text:p>
      <text:p text:style-name="P1">Let’s explore that idea: you want to send an email to a professor, but only after doing your homework, your research. You tell yourself that you should have sent that email today, and that every day you delay, it will lessen your image in the professor’s mind; a terrible thing when you’re asking them to supervise your thesis. Well, tomorrow is an acceptable date to send a follow-up email, I believe. But, maybe I shouldn’t have sacrificed sleep and my schedule for it. Maybe I could have done it all tomorrow. I could have, if I tried hard enough... Sigh... Yeah, let this be a lesson. We’ll see tomorrow just how much this lesson cost us.</text:p>
      <text:p text:style-name="P1"/>
      <text:p text:style-name="P1">•••</text:p>
      <text:p text:style-name="P1">Thursday 4th of November 2025, 23:48, entry 558</text:p>
      <text:p text:style-name="P1">... Tired. That’s... Not good. I have to make sacrifices now, then. Now. Perhaps tomorrow I’ll be more talkative. The price to pay was greater than I thought. I need to adjust my energy expenditure expectations. But, let’s not go further. I’ll need all the sleep I can get. See you tomorrow, hopefully. Good night.</text:p>
      <text:p text:style-name="P1"/>
      <text:p text:style-name="P1">•••</text:p>
      <text:p text:style-name="P1">Friday 5th of November 2025, 21:50, entry 559</text:p>
      <text:p text:style-name="P1">There’s a lot to talk about. We’ll talk about it tomorrow. We’ll need to.</text:p>
      <text:p text:style-name="P1"/>
      <text:p text:style-name="P1">•••</text:p>
      <text:p text:style-name="P1">Saturday 6th of November 2025, 23:38, entry 560</text:p>
      <text:p text:style-name="P1">Tch. I’d like to blame the world but I know I could have made it so that I got here in time.</text:p>
      <text:p text:style-name="P1">Yeah. I guess I didn’t try, so I don’t get to complain. See you.</text:p>
      <text:p text:style-name="P1"/>
      <text:p text:style-name="P1">•••</text:p>
      <text:p text:style-name="P1">Sunday 7th of November 2025, 20:59, entry 561</text:p>
      <text:p text:style-name="P1">Feels like it’s been a while. In a way, that’s the case. I wish to go somewhere far away. Nero, by TSFH. I love how the piano sounds. And, right now, it makes me want to go somewhere, perhaps... in a hotel floating in space. Not to run away. Just... To go. To feel new horizons, and drown my thoughts in awe.</text:p>
      <text:p text:style-name="P1">Well, we have time. Shall we speak of what happened in the past few days, as reluctant as you may be?</text:p>
      <text:p text:style-name="P1">... Hm. Let’s.</text:p>
      <text:p text:style-name="P1">I wonder where this reluctance comes from. I’ve answered my question internally. It’s... Justified, we’ll let it be.</text:p>
      <text:p text:style-name="P1">Two Steps From Hell... I would struggle to pick my favourite album from them. It has to be between Skyworld and Battlecry. Skyworld because it was my introduction to TSFH and it has some of my absolute favourites. Battlecry because I was listening to it before TSFH themselves released it —to Starsky specifically— and it contains some of my absolute favourites.</text:p>
      <text:p text:style-name="P1">Skyworld, probably. I have more favourites there.</text:p>
      <text:p text:style-name="P1">Now then, I can see why I allowed myself to get sidetracked. No more. That’s now who I want to be. Let’s get to it.</text:p>
      <text:p text:style-name="P1"/>
      <text:p text:style-name="P1">The main point of interest is what happened on Thursday, and its consequences. In fact, we shall focus solely on that, as not much else of interest happened on the following days.</text:p>
      <text:p text:style-name="P1">To spare myself the shame and embarrassment, as those are two things I still feel must not be discarded but are unpleasant nevertheless, instead of stating the facts and then perform the analysis I will weave them together. Except I shan’t. I shall present the facts separately from my theories.</text:p>
      <text:p text:style-name="P1">Action is what I’d guessed to be the most important missing piece to my... Arsenal, to my puzzle. But as you’ve seen, after reaching this conclusion I started overdoing it, pushing myself indefinitely, with death being the hard limit, and the soft limit... Somewhere not far from it, hopefully. Thursday, I rediscovered how difficult it was to fight myself when I feel tired. And yet, on I pushed. And on I kept on pushing, fighting my fatigue to the best of my abilities.</text:p>
      <text:p text:style-name="P1">I hadn’t worked out that afternoon, nor could I muster the strength of will to study. I just... Didn’t do much. I struggled. That’s the right word: I struggled. This struggle bore fruits in the evening: as time slipped away from my hands, as I’d wasted an entire afternoon, I decided that I didn’t want it to end like that. And so, at the very least, I’d work out hard and then do whatever could be done with the time I had afterwards.</text:p>
      <text:p text:style-name="P1">I went hard during the workout. I’d pushed way beyond the limit of what was reasonable in my mind, and I was proud of it. In the end, after the workout I didn’t have time to get anything done, but that was okay, as it wasn’t my fault or within my control.</text:p>
      <text:p text:style-name="P1">... Did you notice, in that last sentence? That was complacency setting in: I was becoming complacent. Hence I was so late at writing the entry, that day. The “sacrifice” that I’d mentioned was exactly giving up on the complacency, and being disciplined once more and going to sleep right away. That is what I tried to do. That is what I failed to achieve.</text:p>
      <text:p text:style-name="P1">That night, instead of sleeping, for no reason in particular, I started watching porn videos. Well, there is a reason, but it’s a theory of mine, so I’ll hold it for later. The fact was that, to my own surprise, not only was I watching porn and started masturbating, I had no objection to that, I presented little to no opposition to it.</text:p>
      <text:p text:style-name="P1">Now, that would have been bad enough on its own, but lo and behold: the same was true the following morning. Worst of all: it nearly happened twice, that morning. I had no reason to oppose it, I couldn’t muster any, and things only stopped when I considered my options: either let myself fall to rock bottom, or try to stop myself mid-fall and claw my way back up. I chose the latter, but, only because it was the harder choice, and I felt like taking on the challenge. I had no drive nor reason to stop. Even now, I still doubt whether I have valid objections to it, despite having answered that question with a clear “no, but it’s cooler to not do it.” The days that followed this were just me getting back to where I was in terms of momentum.</text:p>
      <text:p text:style-name="P1"/>
      <text:p text:style-name="P1">Alright, that’s all the facts. Now let’s get to the theories that I’ve been thinking up.</text:p>
      <text:p text:style-name="P1">First and foremost: what happened? I believe that quite simply, I experienced a sort of burnout. This would mean that there’s some truth to the theory that willpower works like a muscle, because I simply had none after the workout. I’d burnt it all away. That is my theory.</text:p>
      <text:p text:style-name="P1">Secondly, I’ve observed that at least for my mind, when I’m mentally tired or when I’m close to sleeping, I become more affectionate and am more prone to lust. If, to such a me, you throw the wrong intrusive thoughts, and you get what happened Thursday night or Friday morning.</text:p>
      <text:p text:style-name="P1">Now, let’s have a look at the consequences, and other observations.</text:p>
      <text:p text:style-name="P1">What do I learn, from all this? First of all, that there’s such a thing as an instantaneous burnout. It’s a lot more sudden than actual burnouts, but in exchange it isn’t as severe, or at least wasn’t as severe to me as past episodes (i.e.: it could be that severity doesn’t change much between the two, but I changed since the episodes from years ago). This means two things: 1. I should be careful not to burn myself out unless I have to, but 2. that doesn’t mean that I’ll be actively avoiding it. I’ll merely try to position myself in such a way as to minimise those happening: if I burn out, I burn out. See, the truth is that a large part of me doesn’t want to avoid that burnout. It wants to hunt for it, to live in it once more. All for the sake of vengeance. And, it’s more than just vengeance, it’s not just about winning where I twice lost, it’s also about becoming someone who has not a shred of willpower left, and still stays true to their ideals. If I burn out I burn out, but I won’t cower from it, I won’t let this episode stigmatise burnouts or discourage me from giving my absolute best.</text:p>
      <text:p text:style-name="P1">Then, there’s me. The war should have ended with myself, and I thought that this meant no more lust. However, I observed something very interesting: there was no war, because I myself had given in to lust. And yet, there still was the slightest sliver of opposition. It was tiny, but there was always a thought in the back of my mind that told me to stop and go to sleep. To whom does it belong? There’s consciousness, and there’s the subconscious. Qu’est-ce que la conscience? I’m not sure whether in English it has the same connotation, but in French, “conscience” also carries notes of good morals. My current simplistic model of the relationship between consciousness, subconscious and intention, it doesn’t seem to account for these thoughts in the back of my mind, not at first glance anyway. As of right now, I’m not sure what to make of that, so I’ll say nothing.</text:p>
      <text:p text:style-name="P1"/>
      <text:p text:style-name="P1">One thing I will say though: I still feel at the top of my strength. This setback, I feel, only delays my inevitable growth. I currently feel that only disaster can stop my current growth.</text:p>
      <text:p text:style-name="P1">I’ll keep on growing. I’ll keep on fighting. This game of life, I’m unravelling it piece by piece, and I fully intend to achieve the only intrinsic goal I see in it: happiness. True happiness. Piece by piece, choice by choice, day by day. Should we be so fortunate, see you tomorrow.</text:p>
      <text:p text:style-name="P1"/>
      <text:p text:style-name="P1">•••</text:p>
      <text:p text:style-name="P1">Monday 8th of December 2025, 22:04, entry 562</text:p>
      <text:p text:style-name="P1">There would be much discussion to be had, there would be important things to be understood. Should I spend the time to try to understand them here, or do that in my bed, as I fall asleep?</text:p>
      <text:p text:style-name="P1">The latter may be the better option. I have much to think about. Perhaps I’ll share my thoughts here, but I will at least say that they regard productivity, or lack thereof. Well then, maybe I will see you tomorrow.</text:p>
      <text:p text:style-name="P1"/>
      <text:p text:style-name="P1">•••</text:p>
      <text:p text:style-name="P1">Tuesday 9th of December 2025, 21:51, entry 563</text:p>
      <text:p text:style-name="P1">Someone who has the pieces of the puzzle, but doesn’t know how to put them together. That’s how I’m feeling. I have many disparate tools, but I don’t know how to use them together, how to use my capacity properly. With everything I’ve learned, I should be able to do more. But I’m not. Or am I being too... Impatient? Or rather, am I overestimating my capabilities?</text:p>
      <text:p text:style-name="P1"> I wonder... To improve, to do my best everyday. Hm. Today, or should I say, yesterday I decided that I’m writing wrong. That I should try very hard at writing. In the past, that proved disastrous. However, with the experience I’ve accumulated so far, it might be the best thing to do. I wish to find that out. So, I want to try hard at writing.</text:p>
      <text:p text:style-name="P1"/>
      <text:p text:style-name="P1">•••</text:p>
      <text:p text:style-name="P1">Wednesday 10th of December 2025, 23:14, entry 564</text:p>
      <text:p text:style-name="P1">I’m more tired than I think. I’m noticing that I get tired more easily than I believe. That’s not quite it: I’ve gotten good at ignoring fatigue. I think that’s a good thing. I’m learning to push through. What’s not so good is that I’m only now noticing how tired I effectively am. Better late than never. See you tomorrow.</text:p>
      <text:p text:style-name="P1"/>
      <text:p text:style-name="P1">•••</text:p>
      <text:p text:style-name="P1">Thursday 11th of December 2025, 23:50, entry 565</text:p>
      <text:p text:style-name="P1">The hour on the clock is one of the current symptoms, the underlying issue is my current... Inability, to deal with fatigue. More precisely, its my current inability to pay the price it takes, to be great. Today, <text:s text:c="1"/>I thought the fragile balance of my current lifestyle was about to be broken. I like to think I don’t take people for granted, but that hardly helps when you lose them. Thankfully, I didn’t lose anyone, but this served as a reminder of just how fragile and precious a tedious daily routine is. And as I appreciated that, I came upon a video of Khabib Nurmagomedov as he was coaching. The lesson I learned from that 40 second video felt like another important piece to my puzzle: if you’re tired, you can go home, if you’re tired, you can cry. Lately, the uncertainty of my future has been getting to me at night. I felt like that uncertainty was unfair, and I felt like I wanted to cry about it. And today, I learned that I could. If I want to give up, I can do it. There were maybe 50 guys in the gym Khabib was coaching. He gave mercy to none of them, but he also let them know that being there was their choice. And not being there was also a choice. Not showing up is very much a choice. Crying is very much a choice. Nobody gives a fuck if you do. Nobody gives a fuck how hard you work. Results are everything.</text:p>
      <text:p text:style-name="P1">So. Nobody gives a fuck how tired I am, and how difficult it is to still pull shit off while tired. No one gives a shit about that. No one, except for me.</text:p>
      <text:p text:style-name="P1">Hard work irrespective of my state is a standard I wish to achieve. It is, I believe, the bare minimum for greatness, and I’m still not there. However, contrarily to what I was about to write: I’m not far from it. How long it will take to get there, I certainly don’t know, but I feel like I am getting there. And I will get there. See you.</text:p>
      <text:p text:style-name="P1"/>
      <text:p text:style-name="P1">•••</text:p>
      <text:p text:style-name="P1">Friday 12th of December 2025, 22:30, entry 566</text:p>
      <text:p text:style-name="P1">I don’t act. I don’t do what I know I should do. Not yet. How many times will we say those words, “not yet”? When will we stop saying them, when will we be able to hold our head high?</text:p>
      <text:p text:style-name="P1">Gumption. I overthink. I always overthink, and I always avoid doing whatever feels troublesome. I don’t need deep analysis to see that those are my current greatest... Problems. I have to overcome them. I have to act. I have to do, no matter the cost or the circumstances. To do... Right, nobody gives a fuck how hard you have to work to do what’s normal or average for others. Nobody gives a shit how much you have to suffer to get where you are. And I? I don’t get to speak about suffering. Oh, I’m the last person who gets to say anything about it. So, while I am that person, I must make the best of this situation. I must... Learn, grow, improve as much as I can while the circumstances allow for it. I have to, and I will. I need to act. To act. I need to do. I have to do. Do. Do. Not be lazy, pay the price that must be paid, bear all the suffering and pain on my back and keep moving forward. And no more will you see me cry or bitch about something. No more. I’ll take it all and keep moving forward. Let’s go to sleep.</text:p>
      <text:p text:style-name="P1"/>
      <text:p text:style-name="P1">•••</text:p>
      <text:p text:style-name="P1">Saturday 13th of December 2025, 23:58, entry 567</text:p>
      <text:p text:style-name="P1">I only remembered a little earlier that no one gives a shit how how tired I am. Now I remember. There’s something I wish to analyse, something that yesterday I’d boiled down to overthinking and lack of action. I believe that line of thought is correct, but needs to be refined. More discipline and structure, is probably what I want. Structure and discipline, rather; the order is important. First, organise my thoughts and ideas, then have the discipline to follow the plans I form. Still, this is very much a... An instinctive idea. I do not have time to explore it. It’s more accurate to say that I do not wish to spend more time on it, and would rather go to sleep.</text:p>
      <text:p text:style-name="P1">...Why? That’s... A... Bad choice, isn’t it? The amount of sleep we get is... Irrelevant, once it’s under a certain threshold and above the bare minimum. Once we know we won’t get a full night’s sleep, we should prioritise waking up on time and making the best of the day to come. In other words, we should work on the mentality for tomorrow. Mentality is the reason we were able to wake up irrespective of sleep time. And mentality is also why we haven’t been able to do it, since then. Since that defeat last week, or perhaps, because our edge eroded naturally with time and our current habit, we’ve lost the confidence and the ability to wake up at 7. The will to do it. The willpower to do it. We haven’t been able to muster it, for some reason. Why not? What’s missing? Confidence can’t be the only key, so I’m thinking of commitment?</text:p>
      <text:p text:style-name="P1">Yesternight I couldn’t imagine myself waking up to the alarm clock, and this morning I simply couldn’t muster the will to get out of bed. What’s teh difference with last week? Commitment? I think so. How do I commit? By deciding it. Words have a strange power, that’s something I’d discovered a few years ago. Just declaring you’d do something somehow gives you more strength to do it. But, declaring it seriously, with true intent. I... I’m unfamiliar with this phenomenon, I haven’t explored it at all, but I’ve experienced it, a few times. Let’s try it. Here, now. Let’s commit.</text:p>
      <text:p text:style-name="P1">All right. Let’s go to sleep, and face whatever comes tomorrow, if it does come. We have much to be grateful for, an we shan’t forget the chance that we have, the time that we have, the health that we have, and so much more. I will wake up at 7. And no one gives a fuck just how tired I am or will be or what shit I’ll have to go through. At the very least, I know I won’t. See ya.</text:p>
      <text:p text:style-name="P1"/>
      <text:p text:style-name="P1">•••</text:p>
      <text:p text:style-name="P1">Monday 15th of December 202, 01:12, entry 568</text:p>
      <text:p text:style-name="P1">I can’t make sense of myself. Of what I’m doing wrong. Why am I such a failure.</text:p>
      <text:p text:style-name="P1">I don’t know where exactly I went wrong, but what I am doing wrong right now, I know: I’m giving up, just as I gave up.</text:p>
      <text:p text:style-name="P1">What’s wrong is very simple: you were looking for an easy way out. There is no such thing. The only way out is through, the only way out is forward. You failed to be strong, that’s where you went wrong. You failed to be strong. You don’t want it bad enough. That might be okay by the you of moments ago, but it isn’t with me. If we have to fake it, so be it. But I will be stronger. I have to be.</text:p>
      <text:p text:style-name="P1"/>
      <text:p text:style-name="P1">•••</text:p>
      <text:p text:style-name="P1">Monday 15th of December 2025, 22:49, entry 569</text:p>
      <text:p text:style-name="P1">I’m sure there’s a lot to talk about, but, very little is coming to me. I’m trying to talk to myself, to write to myself. I also need to estimate my fatigue better. But I’m also not giving my best. For instance, there was no reason for me being so late in coming here. Then, there’s... Everything else. Art. Art is the only thing that really matters to me, between all the activities. It’s the only one in which I see value. But be it art, studies, or sports, it all scales off of discipline, doesn’t it? It’s all about how much work I put in. Passion. Passion stems from discipline, not. The relationship is much more complex than uni-directional. The arrows intertwine.</text:p>
      <text:p text:style-name="P1">Whatever the case, I will go to sleep. See you.</text:p>
      <text:p text:style-name="P1"/>
      <text:p text:style-name="P1">•••</text:p>
      <text:p text:style-name="P1">Tuesday 16th of December 2025, 22:21, entry 570</text:p>
      <text:p text:style-name="P1">Let me think. The nightfront was aggressive yesternight. Got physical, hands on my neck, and covering the right side of my face. But my awareness increased significantly, and I believe the “always stay calm” mentality is at the root of it.</text:p>
      <text:p text:style-name="P1">Now, I’m still trying to find a way to enact “action”, to just act and not overthink, to just act when I know I should act, but it’s not so easy. Taking action is not easy, and I know now there are no secrets to doing it, it’s just you do or you don’t. But, the way I’m feeling towards this now, and some two weeks ago is different. Back then, there was... Conviction? Confidence? There was something that drove my actions. Right now, it0s empty, there’s nothing, and I’m... How do I feel about it? It’s hard to put into words. I know I have to do it, but... I lack the confidence to act? Something like that, yes. Courage it is then. The plan was to train myself to muster up willpower, but perhaps courage is the better solution.</text:p>
      <text:p text:style-name="P1">Also, I have to note that this shift in mentality has been having changes, in my surroundings. To stay calm at all times, to analyse, to know when you make mistakes and note them down mentally to not repeat them or understand their cause. My growth has externalised more apparently than ever, as others rely on me more.</text:p>
      <text:p text:style-name="P1">But I’m not where I want to be yet. Ah, my wish to be as accurate as possible. Going so far as avoiding using figures of speeches where they are unwarranted. I was writing “I’m nowhere near where I want to be”, but realised that that’s not true. I’m certainly not near, but I’m also closer than I was three years ago: the reason this file is called “The Grind, Again” is because there is another one called “The Grind”, dating from three years back. I find the entries there to be almost childish, in spite of my age when I was writing there. That is also the case for some entries in this file, especially the earlier ones. I guess I’m just letting my hands run, because I wasn’t making any point, I was just going on about the signs of my growth. Since that’s not a particularly productive topic, and it’s getting very late, let’s go to sleep. See you tomorrow, if we’re that lucky.</text:p>
      <text:p text:style-name="P1"/>
      <text:p text:style-name="P1">•••</text:p>
      <text:p text:style-name="P1">Wednesday 17th of December 2025, 21:57, entry 571</text:p>
      <text:p text:style-name="P1">I got lucky. Or, in any case, things went well, and here I am. To God, I am thankful, though their nature still eludes me.</text:p>
      <text:p text:style-name="P1">There’s a lot of room for improvement. Courage. Add courage to willpower.</text:p>
      <text:p text:style-name="P1">Also, some time ago I spoke of developing a framework. That didn’t go anywhere. But a new idea popped up in my mind. A much simpler way, custom-made for my current self, and subsequently not very flexible: describe my ideal day, and see how close to it I am. Simple, yeah? Yeah. We’ll do that. Now though, we go to sleep, and attempt to come here early today.</text:p>
      <text:p text:style-name="P1">See you. Tomorrow, hopefully.</text:p>
      <text:p text:style-name="P1"/>
      <text:p text:style-name="P1">•••</text:p>
      <text:p text:style-name="P1">Thursday 18th of December 2025, 22:35, entry 572</text:p>
      <text:p text:style-name="P1">Tired. Have to go to sleep. My fatigue makes my self harder to control, although the only risk right now is that of losing time. Which... Is, a significant one, all things considered. We need to go to sleep right away. See you.</text:p>
      <text:p text:style-name="P1"/>
      <text:p text:style-name="P1">•••</text:p>
      <text:p text:style-name="P1">Friday 19th of December 2025, 21:44, entry 573</text:p>
      <text:p text:style-name="P1">I believe I’m made a major breakthrough today, though I leave the details to what I’ve written to myself throughout the day as I’m too tired to expand, and wisdom dictates I go to sleep right away. Here’s what I’ve been writing to myself throughout the day. Past me was right, writing to myself might be even healthier than just thinking to myself:</text:p>
      <text:p text:style-name="P1"/>
      <text:p text:style-name="P1">“””</text:p>
      <text:p text:style-name="P1">I have a difficult time estimating both how tired I am, and how fatigue will impact me. As a consequence, I lack the mental preparation necessary to properly face the current or coming day, or I misjudge what I am effectively capable of doing/how productive I can be, either case usually resulting in some degree of disappointment.</text:p>
      <text:p text:style-name="P1">Now, there's no instrument I know of that can measure fatigue reliably and quickly. Thus, I have to rely on myself, and my pattern recognition abilities. But there's more to it than just that.</text:p>
      <text:p text:style-name="P1">If that was all it took to estimate fatigue, then I would have subconsciously created a good estimator, what with all the data and the good level of my pattern recognition.</text:p>
      <text:p text:style-name="P1">There's more to it, but what... We're finally achieving the ever-elusive awareness we've been chasing, and I have a hunch that's what we need. Awareness.</text:p>
      <text:p text:style-name="P1">So, instead of trying to passively develop an internal estimator, we do so deliberately, by actively monitoring our state and comparing it with our past experiences. Understood, then it's an indefinitely long development phase. Like many things in life.</text:p>
      <text:p text:style-name="P1"/>
      <text:p text:style-name="P1">Gemini has given me additional tips regarding the above:</text:p>
      <text:p text:style-name="P1">1. The brain, responsible for awareness and in this situation estimating fatigue, can suffer from fatigue. That's a very important fact, and the leading factor in our failure to estimate fatigue properly.</text:p>
      <text:p text:style-name="P1">2. Energy can be loaned by our current self from our future self. But all debts must be paid eventually: caffeine, adrenaline, and overuse of willpower are all ways to take an advance on ourselves.</text:p>
      <text:p text:style-name="P1">3. There are multiple types of fatigue and we ought to consider which one is afflicting us; Gemini has identified emotional fatigue (from social situations, so the least likely to affect us, but not to be underestimated), cognitive fatigue (brain fatigue: difficulty to focus and/or process), and physical fatigue. We've witnessed firsthand that physical fatigue is the worst as it entails all else, but it is also the easiest to control, the one we have most control over.</text:p>
      <text:p text:style-name="P1">Now, in light of this, Gemini proposed several things: first of all, take into account the two last points while making an estimation. But most importantly, to make up for the first point, we have to have some external, objective reference points.</text:p>
      <text:p text:style-name="P1">In the past, we had something like that: chess puzzles, and our performance in them. But that's a long process, and it measures only cognitive fatigue.</text:p>
      <text:p text:style-name="P1">... Meditation. Of course. The quality of our meditation will make for an excellent indicator of our *current* state. However, we will have to account for advances separately.</text:p>
      <text:p text:style-name="P1">... You love the term "advance", yeah? Of course, why would I miss out on Ohma's 前借り。</text:p>
      <text:p text:style-name="P1">Alright, all set to face future days then. Stay frosty, and internalise this, however long that will take.</text:p>
      <text:p text:style-name="P1">Oh, and, is there a way to recover energy, if there's one to take an advance? Food and sleep, or rather, naps and rests, since I never sleep, do they do more than just conserve energy?</text:p>
      <text:p text:style-name="P1"/>
      <text:p text:style-name="P1">DeepSeek to the rescue. It seems only true, deep sleep allows for active recovery.</text:p>
      <text:p text:style-name="P1">I've checked in again with DS, and it seems that's not the case: other forms of recovery are also helpful in their own way.</text:p>
      <text:p text:style-name="P1">Similarly to how we may take advanced on our future selves, acts of recovery are like an investment from our current self to our future selves.</text:p>
      <text:p text:style-name="P1">That's a very interesting way of seeing things, and it leads me to realise that I never do them because I "fear" investments, I see doing nothing or not being immediately productive as a waste of time, which makes me actively avoid rest. Of course, with this much perspective, we can see that that absolutist stance cannot be right, and there must be cases where not being immediately productive can still help.</text:p>
      <text:p text:style-name="P1">Those cases are the active recoveries I've asked DS about, and I've asked of three of them in particular:</text:p>
      <text:p text:style-name="P1">1. Naps</text:p>
      <text:p text:style-name="P1">2. Light exercise</text:p>
      <text:p text:style-name="P1">3. Doing nothing</text:p>
      <text:p text:style-name="P1">DS has identified the strengths of each as follows:</text:p>
      <text:p text:style-name="P1">1. It has identified naps as a high ROI short-term investment, that is that a short 20 minutes nap may help (especially cognitively) for several hours to come without the overhead that would come with deep sleep. Also helps with physical fatigue, though I'm not sure how much. As for the dangers that come with resetting our brain to its most vulnerable state, yeah, that's a price to pay.</text:p>
      <text:p text:style-name="P1">2. Light exercise. Great at breaking cognitive stagnation, and we know a heavier version will do wonders to recalibrate us emotionally. May also improve energy recovery from physical fatigue.</text:p>
      <text:p text:style-name="P1">3. Doing nothing. It comes with a caveat: we have to have the discipline to truly do nothing. But if we do, then we gain a great emotional resetter and physical recovery tool. We must not misdiagnose our fatigue, lest this type of rest should inadvertently turn into a nap. To be completely honest, I don't see many scenarios where I would use this over one of the two above, but we have zero experience in active recovery, thus we cannot rule it out yet.</text:p>
      <text:p text:style-name="P1"/>
      <text:p text:style-name="P1">Now, we have an interesting dynamic here. We have a framework that allows us to:</text:p>
      <text:p text:style-name="P1">1. Identify our current state, determine our own fatigue.</text:p>
      <text:p text:style-name="P1">2. Take advances when necessary and where we see fit.</text:p>
      <text:p text:style-name="P1">3. Make investments, to either pay up for our advances or make up for lack of energy.</text:p>
      <text:p text:style-name="P1">This makes the game of life even more interesting, I like those mechanics. Now, let's see how this framework integrates with our current self, with our current play style. Let's play.</text:p>
      <text:p text:style-name="P1"/>
      <text:p text:style-name="P1"/>
      <text:p text:style-name="P1"/>
      <text:p text:style-name="P1">Alright. It would appear this highly actionable framework is... Actionable. Good. So far, it's even functional, although I'm still in the middle of the very first rest taken since it's inception. Also, who would have thought that the first active rest I would take is doing nothing. Not only that, it's helping me get in a better state of mind than the half-dead state I was in minutes ago. It's lighter than a true nap, and comes with, at least so far, overheads I can handle. In other words still, doing nothing might be the most versatile form of "active" recovery. Perhaps deliberate recovery is more fitting as a term.</text:p>
      <text:p text:style-name="P1">Either way, yeah, I'm liking this, I believe this will grant me more control than ever over myself, and as DeepSeek put it, this allows me to be in control of my energy levels rather than a victim of them. With that said, let's make good use of the energy we just regained, and since it's late, let's use it to get ourselves to bed in time.</text:p>
      <text:p text:style-name="P1">Also, as an afterthought: notice how much the LLMs helped here. They were the catalyst that transformed a generic idea into a highly actionable framework. We must not underestimate how much they can help us, and since their advice is free, we might as well ask for it whenever possible. I've recognised this pattern already, the one that happened today, although putting it into words is more than I currently wish to do. However, in the future we should try out more... Opportunities to speak to them, figure out what the many different occasions where they can help us are. For now, let's go, and stay frosty.</text:p>
      <text:p text:style-name="P1">“””</text:p>
      <text:p text:style-name="P1"/>
      <text:p text:style-name="P1">•••</text:p>
      <text:p text:style-name="P1">Sunday 21st of December 2025, 00:46, entry 574</text:p>
      <text:p text:style-name="P1">Weakness. Is that the reason I’ve lost? I don’t know. I don’t know. I lack something still. Self-talk? Should I modify how I talk to myself? My leadership style with myself. Because... Both me and my subconscious break, and they... Break is not the word. I don’t see masturbation as a negative, internally. I don’t think I ever will, and that’s... Fine. Something else’s gotta change. Let’s try with how I talk to myself. Let’s be more conscious about our self-talk. We have to try everything. Until we get somewhere.</text:p>
      <text:p text:style-name="P1">How we talk to ourselves... Let’s be more conscious about how we talk to ourselves. Leadership, huh? Yeah, leadership. And the one we’re leading: ourselves.</text:p>
      <text:p text:style-name="P1"/>
      <text:p text:style-name="P1">•••</text:p>
      <text:p text:style-name="P1">Sunday 21st of December 2025, 21:52, entry 575</text:p>
      <text:p text:style-name="P1">A senseless war. That’s what it will be. A senseless war. I shall wage it. It goes against reason, but so be it, I’ll wage a war without meaning. Well, it isn’t meaningless, but as things stand it might as well be.</text:p>
      <text:p text:style-name="P1">Let me be more precise: I said it before, but I have no reason to reject masturbation. No real ones I can think of, anyway. And yet. If that truly were the case, why would I feel hurt like I betrayed myself? And why would I feel shame and all that? And my answer is: I don’t know. If I did know, things would be so much simpler. There is an answer in my mind, but it doesn’t satisfy me: it’s possible I’ve merely conditioned myself to be that way. However, the evidence supporting that is weak, too weak in my mind, and I admit I want a better reason and am therefore biased against this one. I want to believe there’s more to it. But what? I don’t know. I have vague ideas at best, but really, I don’t know. And if I don’t know why I reject porn and such, then it’s not that different to not having a reason. Therefore, this war I’ll wage will be senseless, though there is some logic to it. However, something feels good about openly declaring war, and acknowledging its senselessness. It’s like I’m giving myself a free pass to unreasonably and arbitrarily reject stuff; the ends justify the acts.</text:p>
      <text:p text:style-name="P1">Also, the suggestion of leading myself is a good one, though I only barely practice it as of yet. I have to give it more importance, more thought.</text:p>
      <text:p text:style-name="P1">And, coming back to yesterday, the new framework has a major flaw that I failed to estimate properly: resting and napping puts me in my most vulnerable state mentally, which is how I lost yesterday in the first place. That being utter bullshit, it becomes one more reason to wage war. And, regarding the framework: I can’t allow yesterday’s failure to make me see the framework as a failure: it isn’t, I merely have to revise the costs associated to naps. The framework itself is highly valid in my eyes, and offers a lot of insights. However, I will also prioritise doing over resting, and will only do the latter when I think it’s the best choice. All other times, I must push forward, through fatigue or sleepiness or whatever.</text:p>
      <text:p text:style-name="P1">Alright, it’s time to go to sleep.</text:p>
      <text:p text:style-name="P1"/>
      <text:p text:style-name="P1">•••</text:p>
      <text:p text:style-name="P1">Monday 22nd of December 2025, 22:04, entry 576</text:p>
      <text:p text:style-name="P1">Not much to report. It’s the usual “I can do better” kind of day.</text:p>
      <text:p text:style-name="P1">...I see. That’s not good. An average day, huh? It’s not really about the day being average. It’s about me, not putting in the effort that I could. It’s about me, not going at 100%. I complain and complain and complain about not having a drive, a strong reason to push me, but by now I’ve come to the conclusion that that kind of thing comes with a “fake it till you make it” attitude. I want the drive so that I work hard, but in this world, or at least with me, it’ll be the other way around: I have to work hard to get that drive, that hunger.</text:p>
      <text:p text:style-name="P1">This isn’t my best, which is fine per se. What’s not fine is that I didn’t try to give it my best. That’s not good. So, nowI have to try hard. Now, and every now henceforth. See you tomorrow.</text:p>
      <text:p text:style-name="P1"/>
      <text:p text:style-name="P1">•••</text:p>
      <text:p text:style-name="P1">Tuesday 23rd of December 2025, 23:08, entry 577</text:p>
      <text:p text:style-name="P1">Not now. Let it build up. Let’s see where we can take this. So, not now. Let’s see how far we can go with this. When we know that, when we think we’ve reached some stability, we’ll talk about it. If we break, then we’ll analyse what’s working and what breaks us. So not now. Now, we go to sleep.</text:p>
      <text:p text:style-name="P1"/>
      <text:p text:style-name="P1">•••</text:p>
      <text:p text:style-name="P1">Wednesday 24th of December 2025, 22:54, entry 578</text:p>
      <text:p text:style-name="P1">Not yet. Not yet. Keep on figuring things out. Keep on trying. Be patient and continue work.</text:p>
      <text:p text:style-name="P1"/>
      <text:p text:style-name="P1">•••</text:p>
      <text:p text:style-name="P1">Thursday 25th of December 2025, 23:09, entry 579</text:p>
      <text:p text:style-name="P1">Merry Christmas. I might be onto something. I still do not understand it fully. I do not grasp what subtle difference exists between these last few days, and all those that came before it. Nor is three a sample size large enough to claim that I’ve definitely found something. So, not yet. Have a little more patience. The plan spans three decades. Have some patience. Just a little patience. See you tomorrow, if we have one.</text:p>
      <text:p text:style-name="P1"/>
      <text:p text:style-name="P1">•••</text:p>
      <text:p text:style-name="P1">Friday 26th of December 2025, 21:36, entry 580</text:p>
      <text:p text:style-name="P1">These past few days, I’ve started learning how to apply the... In Italian it’s called “grinta”, and I can’t quite find the right word to translate it. La grinta di quando mi alleno. This is the first time I write in Italian here, I believe. Irrelevant. But it’s as I said yesterday: I don’t know what’s different from the past. This feels different, but I don’t know how. Something’s different, but I don’t know what. I’ve started making fights that I usually don’t. I’ve started fighting against my own mind when I’m studying, fighting against... All the distractions that I create for myself, all the... Sidetracking that feel necessary when their idea first emerges, but I realise are useless when I spend one more second thinking about them. Did I really not fight these fights in the past? That’s... Hard to believe, but... That might be the case.</text:p>
      <text:p text:style-name="P1">Today, I learned that in studies, in this type of fight, just pure brute-force willpower won’t do it. It would work in a workout where I just have to give it everything I’ve got, but in studies, as all the frustration builds up, I can’t counter it with just willpower: it is necessary, but insufficient. I have to be cold-blooded. I have to have full control of myself, 悔しさを収まる強さが必要。Full cold-blooded control over myself while using all of my willpower to fight off the frustration that’s building up. It’s difficult. It is, but it’ll be worth it I believe.</text:p>
      <text:p text:style-name="P1">This is what I’ve been doing, these past few days, with more or less success. This is what I must learn to do, at every hour of the day. To fight. Against myself, and against it all, if I have to. See you tomorrow.</text:p>
      <text:p text:style-name="P1"/>
      <text:p text:style-name="P1">•••</text:p>
      <text:p text:style-name="P1">Sunday 28th of December 2025, 00:56, entry 581</text:p>
      <text:p text:style-name="P1">Now then. It’s clear we misplay easily. Far too easily. And this time... No, I know what happened. I got addicted to a new game, called Hades. Quite fun. Also where my entire afternoon and evening went. And now I wish to analyse why. Clearly, it’s a game made with care and thoughtfulness. I can’t take that away. But what about from my side?</text:p>
      <text:p text:style-name="P1">While not the answer, I do have a cure: extending the war protocol. Except, no, I mustn’t. It’s an exceptional measure, and will stay as such. We’ll talk about it more in a second.</text:p>
      <text:p text:style-name="P1">There were three steps that I currently identify: 1/ Allow myself to play instead of going to study right away, after lunch. 2/ Shut down my brain and flood it completely with data while playing, thus thoroughly indulging in consumerism and significantly lowering self-awareness. 3/ Make nothing of the few moments of lucidity, when I realised I should stop and get to work, instead deciding to continue since so much time has passed anyway (boat’s damaged, might as well sink it kind of mentality).</text:p>
      <text:p text:style-name="P1">What can we learn from these three points?</text:p>
      <text:p text:style-name="P1">That I was being complacent. Complacency drove it all. “Playing a little is fine, it won’t hurt,” “Might as well enjoy ourselves while we’re doing this,” and “Oh well, when was the last time we played like this anyway?” That’s what happened. It’s not wrong. It’s not right either. It all depends on what I want to achieve. Now, if we consider what I want to achieve, it’s wrong. This way of thinking is the exact opposite of what I’ve been trying to instill in myself. I want to become capable of giving my best, day in day out. I knew I was making excuses... No, not really. I wasn’t thinking about that, not with this much awareness anyway. In any case, I got complacent. I don’t want to become complacent. I want to be strong. I want to be Harmony.</text:p>
      <text:p text:style-name="P1">Now, onto war. Yesternight, it worked. We simply reject lust, pornography and masturbation, and we don’t need a reason to. We get to reject without a reason. But that wasn’t all there is to it. There was also cold-bloodedness. It made me realise that, unlike what I was thinking, I wasn’t running out of willpower. It’s all in my head. When cool-headed, it was so simple to just take a step back and see it all, and see that it was all me, and I call all the shots. That’s what I did. I’ll do it again, if I have to.</text:p>
      <text:p text:style-name="P1">But now, there’s one last topic I want to touch on. Amane Kanata, godspeed. The resolve to never reincarnate, it is admirable, and I wish you the strength to see it through, <text:s text:c="1"/>just as you’ve seen through your graduation despite all the loved ones who tried to stop you. Fly high, PPT, wherever you may go. Take care.</text:p>
      <text:p text:style-name="P1"/>
      <text:p text:style-name="P1">•••</text:p>
      <text:p text:style-name="P1">Sunday 28th of December 2025, 23:21, entry 582</text:p>
      <text:p text:style-name="P1">The night before yesternight we won a battle we should have lost. Today we lose a battle we should have won. Is there a pattern I’m not seeing? Right. I’d completely forgotten about something I’ve wanted to do, something that would make it easy to spot patterns and analyse performance. Something that perhaps will help me remember my own name. A checklist.</text:p>
      <text:p text:style-name="P1"/>
      <text:p text:style-name="P1">Morning</text:p>
      <text:p text:style-name="P1">+ [] Woke up at 7</text:p>
      <text:p text:style-name="P1">+ [x] Wrote</text:p>
      <text:p text:style-name="P1">+ [] Cultivated awareness and cold-bloodedness</text:p>
      <text:p text:style-name="P1">+ [] Demonstrated discipline</text:p>
      <text:p text:style-name="P1">+ [] Demonstrated willpower and the will to win</text:p>
      <text:p text:style-name="P1">- [] Was tired or unmotivated</text:p>
      <text:p text:style-name="P1">Noon|afternoon</text:p>
      <text:p text:style-name="P1">+ [] Cultivated awareness and cold-bloodedness</text:p>
      <text:p text:style-name="P1">+ [] Demonstrated discipline</text:p>
      <text:p text:style-name="P1">+ [] Demonstrated willpower and the will to win</text:p>
      <text:p text:style-name="P1">+ [] Worked out and meditated</text:p>
      <text:p text:style-name="P1">+ [] Began studying at 15</text:p>
      <text:p text:style-name="P1">+ [x] Worked on thesis effectively</text:p>
      <text:p text:style-name="P1">+ [] Worked on DMA U2 effectively</text:p>
      <text:p text:style-name="P1">- [x] Was tired or unmotivated</text:p>
      <text:p text:style-name="P1">Evening</text:p>
      <text:p text:style-name="P1">+ [] Cultivated awareness and cold-bloodedness</text:p>
      <text:p text:style-name="P1">+ [] Demonstrated discipline</text:p>
      <text:p text:style-name="P1">+ [] Demonstrated willpower and the will to win</text:p>
      <text:p text:style-name="P1">+ [] To bed by 22</text:p>
      <text:p text:style-name="P1">+ [] Didn’t fuck up</text:p>
      <text:p text:style-name="P1">- [] Was tired or unmotivated</text:p>
      <text:p text:style-name="P1"/>
      <text:p text:style-name="P1"/>
      <text:p text:style-name="P1">Alright. An “[x]” means that item has been done.</text:p>
      <text:p text:style-name="P1">Shit, today’s list looks grisly.</text:p>
      <text:p text:style-name="P1">Alright. Now with this, a “good day” is more... 具体的。Hopefully, with this, I’ll start remembering my own name.</text:p>
      <text:p text:style-name="P1">Let’s add some things to it, actually. There are some patterns I want to spot. There. Why haven’t I done this earlier, I wonder. If we’re so lucky as to have one, I’ll see you tomorrow.</text:p>
      <text:p text:style-name="P1"/>
      <text:p text:style-name="P1">•••</text:p>
      <text:p text:style-name="P1">Monday 29th of December 2025, 21:48, entry 583</text:p>
      <text:p text:style-name="P1"/>
      <text:p text:style-name="P1">Morning</text:p>
      <text:p text:style-name="P1">+ [] Woke up at 7</text:p>
      <text:p text:style-name="P1">+ [x] Wrote</text:p>
      <text:p text:style-name="P1">+ [x] Cultivated awareness and cold-bloodedness</text:p>
      <text:p text:style-name="P1">+ [] Demonstrated discipline</text:p>
      <text:p text:style-name="P1">+ [x] Demonstrated willpower and the will to win</text:p>
      <text:p text:style-name="P1">- [] Was tired or unmotivated</text:p>
      <text:p text:style-name="P1">Noon|afternoon</text:p>
      <text:p text:style-name="P1">+ [] Cultivated awareness and cold-bloodedness</text:p>
      <text:p text:style-name="P1">+ [x] Demonstrated discipline</text:p>
      <text:p text:style-name="P1">+ [x] Demonstrated willpower and the will to win</text:p>
      <text:p text:style-name="P1">+ [x] Worked out and meditated</text:p>
      <text:p text:style-name="P1">+ [] Began studying at 15</text:p>
      <text:p text:style-name="P1">+ [x] Worked on thesis effectively</text:p>
      <text:p text:style-name="P1">+ [x] Worked on DMA U2 effectively</text:p>
      <text:p text:style-name="P1">- [] Was tired or unmotivated</text:p>
      <text:p text:style-name="P1">Evening</text:p>
      <text:p text:style-name="P1">+ [] Cultivated awareness and cold-bloodedness</text:p>
      <text:p text:style-name="P1">+ [x] Demonstrated discipline</text:p>
      <text:p text:style-name="P1">+ [x] Demonstrated willpower and the will to win</text:p>
      <text:p text:style-name="P1">+ [x] To bed by 22</text:p>
      <text:p text:style-name="P1">+ [x] Didn’t fuck up</text:p>
      <text:p text:style-name="P1">- [] Was tired or unmotivated</text:p>
      <text:p text:style-name="P1"/>
      <text:p text:style-name="P1">+ [] Remembered my name</text:p>
      <text:p text:style-name="P1"/>
      <text:p text:style-name="P1">Yeah, that looks better. A checklist does this much of a difference, huh? A checklist, and the competitive mentality inherited from Kobe and MJ. The plan was to torch this entire world for revenge today, and this isn’t bad, this wasn’t half-bad, but I want it all.</text:p>
      <text:p text:style-name="P1">Decisiveness. That’s what I’m lacking. That’s what I’m working on.</text:p>
      <text:p text:style-name="P1">That, and being on time. But that comes with decisiveness. Oh, yeah, let’s add one more item to the checklist.</text:p>
      <text:p text:style-name="P1"/>
      <text:p text:style-name="P1">The problem with the checklist is that it distracts me from things I want to talk about. That is... A fair price to pay. Below is something I’d written down earlier, reported here.</text:p>
      <text:p text:style-name="P1"/>
      <text:p text:style-name="P1">Recall the consciousness-subconscious framework. There are two special states that can be achieved when certain combinations occur. These two states are highly sought after, and for good reason. Here they are:</text:p>
      <text:p text:style-name="P1">1. When the subconscious is given a clear objective that requires its full exertion, consciousness doesn’t get in its way, and the subconscious is capable of and does deliver, we enter the flow state.</text:p>
      <text:p text:style-name="P1">2. When consciousness and the subconscious align on a clear objective that require their full exertion, and both of them are capable of and do deliver, we are “in the zone”.</text:p>
      <text:p text:style-name="P1">The latter may lead to the former, and in general the latter is easier to achieve, because the former requires a degree of mastery in the task, it requires the subconscious being capable of delivering without help from conscious thought.</text:p>
      <text:p text:style-name="P1">Thus, when engaging in a task, aim to be in the zone, and if we’re lucky, we might enter the flow state.</text:p>
      <text:p text:style-name="P1"/>
      <text:p text:style-name="P1">Alright, with that said, let’s honour our promise of going to bed by 22. See you tomorrow.</text:p>
      <text:p text:style-name="P1"/>
      <text:p text:style-name="P1">•••</text:p>
      <text:p text:style-name="P1">Wednesday 31st of December 2025, 00:44, entry 584</text:p>
      <text:p text:style-name="P1"/>
      <text:p text:style-name="P1">+ [] Remembered my name</text:p>
      <text:p text:style-name="P1">Morning</text:p>
      <text:p text:style-name="P1">+ [x] Woke up at 7</text:p>
      <text:p text:style-name="P1">+ [] Wrote</text:p>
      <text:p text:style-name="P1">+ [] Cultivated awareness and cold-bloodedness</text:p>
      <text:p text:style-name="P1">+ [x] Demonstrated discipline</text:p>
      <text:p text:style-name="P1">+ [x] Demonstrated willpower and the will to win</text:p>
      <text:p text:style-name="P1">- [x] Was tired or unmotivated</text:p>
      <text:p text:style-name="P1">Noon|afternoon</text:p>
      <text:p text:style-name="P1">+ [] Cultivated awareness and cold-bloodedness</text:p>
      <text:p text:style-name="P1">+ [] Demonstrated discipline</text:p>
      <text:p text:style-name="P1">+ [] Demonstrated willpower and the will to win</text:p>
      <text:p text:style-name="P1">+ [] Worked out and meditated</text:p>
      <text:p text:style-name="P1">+ [] Began studying at 15</text:p>
      <text:p text:style-name="P1">+ [] Worked on thesis effectively</text:p>
      <text:p text:style-name="P1">+ [x] Worked on DMA U2 effectively</text:p>
      <text:p text:style-name="P1">- [x] Was tired or unmotivated</text:p>
      <text:p text:style-name="P1">Evening</text:p>
      <text:p text:style-name="P1">+ [] Cultivated awareness and cold-bloodedness</text:p>
      <text:p text:style-name="P1">+ [] Demonstrated discipline</text:p>
      <text:p text:style-name="P1">+ [] Demonstrated willpower and the will to win</text:p>
      <text:p text:style-name="P1">+ [] To bed by 22</text:p>
      <text:p text:style-name="P1">+ [x] Didn’t fuck up</text:p>
      <text:p text:style-name="P1">- [x] Was tired or unmotivated</text:p>
      <text:p text:style-name="P1"/>
      <text:p text:style-name="P1">I’m spotting a pattern here. Energy. It’s strange. Fatigue should just be a state, why can’t I overwrite it with cold-blooded awareness and willpower? Or rather, why can I do so only temporarily?</text:p>
      <text:p text:style-name="P1">It made things harder, and the situation was exasperated by social burnout... Interesting. At that point, the chances of my current self pulling off a miracle were... Whatever they were, I didn’t pull it off. Then of course, there was the quality of my choices that can be called into question. Oh, and something else:</text:p>
      <text:p text:style-name="P1">Mental overload. When I plan a lot for the afternoon and I0m already demotivated, the raw amount of tasks just lowers my morale more. That’s natural, but we have to push through it all.</text:p>
      <text:p text:style-name="P1">What do you advise?</text:p>
      <text:p text:style-name="P1">Increasing awareness might be our only chance. What we want isn’t to avoid this state of fatigue, although that would be nice. What we want is to be able to work through it. It will happen, regardless of what we do. But if we’re aware of what’s happening, if we’ve got our brain to ourselves, then we can remember our name, and our dreams.</text:p>
      <text:p text:style-name="P1">The ever-elusive awareness... We now know how to get it, and what it costs. Let’s go to sleep. And, do be aware of your state of mind. This morning, fighting was difficult, and I’m not sure why.fatigue, cognitive. I see, then truly do beware of your state of mind. See you.</text:p>
      <text:p text:style-name="P1"/>
      <text:p text:style-name="P1">•••</text:p>
      <text:p text:style-name="P1">Thursday 1st of January 2026, 02:12, entry 585</text:p>
      <text:p text:style-name="P1">It’s quite problematic, I’m still tempted to write 2024 but now the number’s changed again.</text:p>
      <text:p text:style-name="P1"/>
      <text:p text:style-name="P1">+ [x] Remembered my name</text:p>
      <text:p text:style-name="P1">Morning</text:p>
      <text:p text:style-name="P1">+ [] Woke up at 7</text:p>
      <text:p text:style-name="P1">+ [x] Wrote</text:p>
      <text:p text:style-name="P1">+ [x] Cultivated awareness and cold-bloodedness</text:p>
      <text:p text:style-name="P1">+ [] Demonstrated discipline</text:p>
      <text:p text:style-name="P1">+ [] Demonstrated willpower and the will to win</text:p>
      <text:p text:style-name="P1">- [x] Was tired or unmotivated</text:p>
      <text:p text:style-name="P1">Noon|afternoon</text:p>
      <text:p text:style-name="P1">+ [] Cultivated awareness and cold-bloodedness</text:p>
      <text:p text:style-name="P1">+ [] Demonstrated discipline</text:p>
      <text:p text:style-name="P1">+ [x] Demonstrated willpower and the will to win</text:p>
      <text:p text:style-name="P1">+ [x] Worked out and meditated</text:p>
      <text:p text:style-name="P1">+ [] Began studying at 15</text:p>
      <text:p text:style-name="P1">+ [] Worked on thesis effectively</text:p>
      <text:p text:style-name="P1">+ [] Worked on DMA U2 effectively</text:p>
      <text:p text:style-name="P1">- [x] Was tired or unmotivated</text:p>
      <text:p text:style-name="P1">Evening</text:p>
      <text:p text:style-name="P1">+ [x] Cultivated awareness and cold-bloodedness</text:p>
      <text:p text:style-name="P1">+ [x] Demonstrated discipline</text:p>
      <text:p text:style-name="P1">+ [x] Demonstrated willpower and the will to win</text:p>
      <text:p text:style-name="P1">+ [] To bed by 22</text:p>
      <text:p text:style-name="P1">+ [x] Didn’t fuck up</text:p>
      <text:p text:style-name="P1">- [x] Was tired or unmotivated</text:p>
      <text:p text:style-name="P1"/>
      <text:p text:style-name="P1">Happy new year. Two separate subjects to talk about. The first should be short, and given my current state, the same might hold for the second too. I’m currently at my limit... Unless I take a step back and realise a lot of this is in my head. I’ve actually got a lot left in the tank, only that the situation doesn’t call for it.</text:p>
      <text:p text:style-name="P1">Let’s begin.</text:p>
      <text:p text:style-name="P1">This morning, I decided to not wake up early. I believed then it was the right choice, and still do so now. Using rest to break the fatigue cycle, although of course it comes at the cost of morning time. Still, I must pay either that price or that of fatigue. Anyway, the main point is that “rest” is an investment I’m reluctant to make, and it doesn’t come up as an option in my mind yet.</text:p>
      <text:p text:style-name="P1">Oh lord, the distraction... The reason I’m awake at this hour is double. The second reason is on my other screen right now, and it’s Nenechi’s stream. The first reason is the other subject I want to talk about today. Or, tonight.</text:p>
      <text:p text:style-name="P1">Yesterday, which still counts as “today” in my mind, marks both the last and the first day of a year. And, unlike the previous years, I wanted to send a message to myself for this year. That’s why I spent it writing. The previous years, I’d spent it with friends, but I declined the invitation this year. I wanted to spend it doing my best while writing, while applying everything I’ve been learning. </text:p>
      <text:p text:style-name="P1">No, I don’t have the focus to expand on this. I guess it’s time to go to sleep then. Plus, I do wish to wake up on time, just to set an example. Well then, if we’re so lucky, see you tomorrow, Harmony.</text:p>
      <text:p text:style-name="P1"/>
      <text:p text:style-name="P1">•••</text:p>
      <text:p text:style-name="P1">Thursday 1st of January 2026, 21:53, entry 586</text:p>
      <text:p text:style-name="P1">+ [] Remembered my name</text:p>
      <text:p text:style-name="P1">Morning</text:p>
      <text:p text:style-name="P1">+ [] Woke up at 7</text:p>
      <text:p text:style-name="P1">+ [] Wrote</text:p>
      <text:p text:style-name="P1">+ [x] Cultivated awareness and cold-bloodedness</text:p>
      <text:p text:style-name="P1">+ [] Demonstrated discipline</text:p>
      <text:p text:style-name="P1">+ [x] Demonstrated willpower and the will to win</text:p>
      <text:p text:style-name="P1">- [x] Was tired or unmotivated</text:p>
      <text:p text:style-name="P1">Noon|afternoon</text:p>
      <text:p text:style-name="P1">+ [] Cultivated awareness and cold-bloodedness</text:p>
      <text:p text:style-name="P1">+ [] Demonstrated discipline</text:p>
      <text:p text:style-name="P1">+ [] Demonstrated willpower and the will to win</text:p>
      <text:p text:style-name="P1">+ [] Worked out and meditated</text:p>
      <text:p text:style-name="P1">+ [] Began studying at 15</text:p>
      <text:p text:style-name="P1">+ [] Worked on thesis effectively</text:p>
      <text:p text:style-name="P1">+ [] Worked on DMA U2 effectively</text:p>
      <text:p text:style-name="P1">- [x] Was tired or unmotivated</text:p>
      <text:p text:style-name="P1">Evening</text:p>
      <text:p text:style-name="P1">+ [x] Cultivated awareness and cold-bloodedness</text:p>
      <text:p text:style-name="P1">+ [] Demonstrated discipline</text:p>
      <text:p text:style-name="P1">+ [] Demonstrated willpower and the will to win</text:p>
      <text:p text:style-name="P1">+ [] To bed by 22</text:p>
      <text:p text:style-name="P1">+ [x] Didn’t fuck up</text:p>
      <text:p text:style-name="P1">- [] Was tired or unmotivated</text:p>
      <text:p text:style-name="P1"/>
      <text:p text:style-name="P1">Not that good a start to the year. Though, hm... While bad planning is a factor, the main one was outside of my control. I ought plan more effectively, that is to say, I have to plan around multiple possibilities, actually make use of softmax in practice instead of planning around max.</text:p>
      <text:p text:style-name="P1">Also, this morning, it became clearer than ever just how a difficult state being tired is. Now we acknowledge this, we have to make a conscious effort to overcome this.</text:p>
      <text:p text:style-name="P1">Alright, I’m really tired, so let’s go to sleep ASAP. See you tomorrow, hopefully.</text:p>
      <text:p text:style-name="P1"/>
      <text:p text:style-name="P1">•••</text:p>
      <text:p text:style-name="P1">Friday 2nd of January 2026, 21:37, entry 587</text:p>
      <text:p text:style-name="P1">+ [] Remembered my name</text:p>
      <text:p text:style-name="P1">Morning</text:p>
      <text:p text:style-name="P1">+ [] Woke up at 7</text:p>
      <text:p text:style-name="P1">+ [] Wrote</text:p>
      <text:p text:style-name="P1">+ [x] Cultivated awareness and cold-bloodedness</text:p>
      <text:p text:style-name="P1">+ [] Demonstrated discipline</text:p>
      <text:p text:style-name="P1">+ [] Demonstrated willpower and the will to win</text:p>
      <text:p text:style-name="P1">- [x] Was tired or unmotivated</text:p>
      <text:p text:style-name="P1">Noon|afternoon</text:p>
      <text:p text:style-name="P1">+ [] Cultivated awareness and cold-bloodedness</text:p>
      <text:p text:style-name="P1">+ [] Demonstrated discipline</text:p>
      <text:p text:style-name="P1">+ [] Demonstrated willpower and the will to win</text:p>
      <text:p text:style-name="P1">+ [x] Worked out and meditated</text:p>
      <text:p text:style-name="P1">+ [] Began studying at 15</text:p>
      <text:p text:style-name="P1">+ [] Worked on thesis effectively</text:p>
      <text:p text:style-name="P1">+ [x] Worked on DMA U2 effectively</text:p>
      <text:p text:style-name="P1">- [x] Was tired or unmotivated</text:p>
      <text:p text:style-name="P1">Evening</text:p>
      <text:p text:style-name="P1">+ [] Cultivated awareness and cold-bloodedness</text:p>
      <text:p text:style-name="P1">+ [] Demonstrated discipline</text:p>
      <text:p text:style-name="P1">+ [] Demonstrated willpower and the will to win</text:p>
      <text:p text:style-name="P1">+ [x] To bed by 22</text:p>
      <text:p text:style-name="P1">+ [x] Didn’t fuck up</text:p>
      <text:p text:style-name="P1">- [] Was tired or unmotivated</text:p>
      <text:p text:style-name="P1"/>
      <text:p text:style-name="P1">I... See. I knew today wasn’t that good, but this looks worse than I thought. The main issue is battling with the self, with the unwillingness to do anything. It’s one thing to try to fight, it’s another thing to win. As much as I’d love to add a checkbox for “I’ve tried”, it’s not about trying, it’s about the results. Nobody gives a fuck whether you’ve have to try hard or not, the results are what matter.</text:p>
      <text:p text:style-name="P1">In the morning, I gotta fight harder. I want to write. I do, but clearly, I don’t want it bad enough. And the only way to make myself want it more is by loving it more, and to do so, I must write more, and write with my heart. My heart, and everything I’ve got. Everything. To get up and just write... That’s... An idea. To get up, and just write. Nothing else but writing. That’s... We have to try it. It just might be the thing. We wake up to write. Let’s try that.</text:p>
      <text:p text:style-name="P1">And I’m also not cultivating awareness and cold-bloodedness. That’s not good. Thank goodness for the checklist because I know it would have slipped from my mind, as it’s been doing slowly.</text:p>
      <text:p text:style-name="P1">Sigh. Let’s call it a day. Let’s try and wake up at 7 tomorrow. Let’s try hard.</text:p>
      <text:p text:style-name="P1"/>
      <text:p text:style-name="P1">•••</text:p>
      <text:p text:style-name="P1">Saturday 3rd of January 2026, 21:49, entry 588</text:p>
      <text:p text:style-name="P1"/>
      <text:p text:style-name="P1">+ [] Remembered my name</text:p>
      <text:p text:style-name="P1">Morning</text:p>
      <text:p text:style-name="P1">+ [] Woke up at 7</text:p>
      <text:p text:style-name="P1">+ [] Wrote</text:p>
      <text:p text:style-name="P1">+ [] Cultivated awareness and cold-bloodedness</text:p>
      <text:p text:style-name="P1">+ [] Demonstrated discipline</text:p>
      <text:p text:style-name="P1">+ [] Demonstrated willpower and the will to win</text:p>
      <text:p text:style-name="P1">- [x] Was tired or unmotivated</text:p>
      <text:p text:style-name="P1">Noon|afternoon</text:p>
      <text:p text:style-name="P1">+ [] Cultivated awareness and cold-bloodedness</text:p>
      <text:p text:style-name="P1">+ [] Demonstrated discipline</text:p>
      <text:p text:style-name="P1">+ [] Demonstrated willpower and the will to win</text:p>
      <text:p text:style-name="P1">+ [x] Worked out and meditated</text:p>
      <text:p text:style-name="P1">+ [] Began studying at 15</text:p>
      <text:p text:style-name="P1">+ [x] Worked on thesis effectively</text:p>
      <text:p text:style-name="P1">+ [] Worked on DMA U2 effectively</text:p>
      <text:p text:style-name="P1">- [x] Was tired or unmotivated</text:p>
      <text:p text:style-name="P1">Evening</text:p>
      <text:p text:style-name="P1">+ [] Cultivated awareness and cold-bloodedness</text:p>
      <text:p text:style-name="P1">+ [] Demonstrated discipline</text:p>
      <text:p text:style-name="P1">+ [] Demonstrated willpower and the will to win</text:p>
      <text:p text:style-name="P1">+ [] To bed by 22</text:p>
      <text:p text:style-name="P1">+ [x] Didn’t fuck up</text:p>
      <text:p text:style-name="P1">- [x] Was tired or unmotivated</text:p>
      <text:p text:style-name="P1"/>
      <text:p text:style-name="P1">“I tried” is what I want to say, and... Trying is not enough, is it? I still lack decisiveness, and I’ve become aware that because I eat lunch too late, and since I become lethargic afterwards, it’s difficult for me to find the strength to get to work right after that.</text:p>
      <text:p text:style-name="P1">But I have to find that strength. Deep in my heart of hearts, I know what that strength is. I know what it looks like. I know what I have to do, and I know I have the strength to do it. I wish to try again tomorrow. I want to do better tomorrow. Today, I failed to get up at 7. I want to try again tomorrow. All of the excuses, I want to... Not blast them away, that’s not right. I want to work them out of existence. tomorrow. No matter what tomorrow brings, I want to find my heart, I want to find my name, I want to... Win. I’ll use everything I’ve got, I’ll make adjustments to the best of my abilities, and I’ll fight without regard for my own life or my future. I have to. Tomorrow. Right now, that’s all I’ve got.</text:p>
      <text:p text:style-name="P1">No, I can’t take tomorrow for granted. I know that. But even so, or rather, if I have to fight for it, then so be it. So,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